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9.063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7.74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369cm"/>
    </style:style>
    <style:style style:name="co11" style:family="table-column">
      <style:table-column-properties fo:break-before="auto" style:column-width="7.512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1.445cm"/>
    </style:style>
    <style:style style:name="co14" style:family="table-column">
      <style:table-column-properties fo:break-before="auto" style:column-width="3.272cm"/>
    </style:style>
    <style:style style:name="co15" style:family="table-column">
      <style:table-column-properties fo:break-before="auto" style:column-width="7.142cm"/>
    </style:style>
    <style:style style:name="co16" style:family="table-column">
      <style:table-column-properties fo:break-before="auto" style:column-width="0.272cm"/>
    </style:style>
    <style:style style:name="co17" style:family="table-column">
      <style:table-column-properties fo:break-before="auto" style:column-width="0.718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7.442cm"/>
    </style:style>
    <style:style style:name="co20" style:family="table-column">
      <style:table-column-properties fo:break-before="auto" style:column-width="7.578cm"/>
    </style:style>
    <style:style style:name="co21" style:family="table-column">
      <style:table-column-properties fo:break-before="auto" style:column-width="3.743cm"/>
    </style:style>
    <style:style style:name="co22" style:family="table-column">
      <style:table-column-properties fo:break-before="auto" style:column-width="7.283cm"/>
    </style:style>
    <style:style style:name="co23" style:family="table-column">
      <style:table-column-properties fo:break-before="auto" style:column-width="3.3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7.715cm"/>
    </style:style>
    <style:style style:name="co26" style:family="table-column">
      <style:table-column-properties fo:break-before="auto" style:column-width="6.516cm"/>
    </style:style>
    <style:style style:name="co27" style:family="table-column">
      <style:table-column-properties fo:break-before="auto" style:column-width="2.404cm"/>
    </style:style>
    <style:style style:name="co28" style:family="table-column">
      <style:table-column-properties fo:break-before="auto" style:column-width="7.461cm"/>
    </style:style>
    <style:style style:name="co29" style:family="table-column">
      <style:table-column-properties fo:break-before="auto" style:column-width="6.761cm"/>
    </style:style>
    <style:style style:name="co30" style:family="table-column">
      <style:table-column-properties fo:break-before="auto" style:column-width="7.089cm"/>
    </style:style>
    <style:style style:name="co31" style:family="table-column">
      <style:table-column-properties fo:break-before="auto" style:column-width="7.334cm"/>
    </style:style>
    <style:style style:name="co32" style:family="table-column">
      <style:table-column-properties fo:break-before="auto" style:column-width="3.251cm"/>
    </style:style>
    <style:style style:name="co33" style:family="table-column">
      <style:table-column-properties fo:break-before="auto" style:column-width="1.311cm"/>
    </style:style>
    <style:style style:name="co34" style:family="table-column">
      <style:table-column-properties fo:break-before="auto" style:column-width="1.782cm"/>
    </style:style>
    <style:style style:name="co35" style:family="table-column">
      <style:table-column-properties fo:break-before="auto" style:column-width="3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624cm" fo:break-before="auto" style:use-optimal-row-height="false"/>
    </style:style>
    <style:style style:name="ro4" style:family="table-row">
      <style:table-row-properties style:row-height="0.624cm" fo:break-before="page" style:use-optimal-row-height="false"/>
    </style:style>
    <style:style style:name="ro5" style:family="table-row">
      <style:table-row-properties style:row-height="0.887cm" fo:break-before="auto" style:use-optimal-row-height="fals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723cm" fo:break-before="auto" style:use-optimal-row-height="false"/>
    </style:style>
    <style:style style:name="ro8" style:family="table-row">
      <style:table-row-properties style:row-height="0.575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style:style style:name="ce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3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middle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4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20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21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5" style:family="table-cell" style:parent-style-name="Default" style:data-style-name="N102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26" style:family="table-cell" style:parent-style-name="Default" style:data-style-name="N10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27" style:family="table-cell" style:parent-style-name="Default" style:data-style-name="N37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8" style:family="table-cell" style:parent-style-name="Default" style:data-style-name="N2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2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EBD-10876" table:style-name="ta1">
        <table:table-column table:style-name="co1" table:default-cell-style-name="ce79"/>
        <table:table-column table:style-name="co2" table:default-cell-style-name="ce82"/>
        <table:table-column table:style-name="co3" table:default-cell-style-name="ce82"/>
        <table:table-column table:style-name="co4" table:visibility="collapse" table:number-columns-repeated="8" table:default-cell-style-name="ce82"/>
        <table:table-column table:style-name="co5" table:default-cell-style-name="ce93"/>
        <table:table-row table:style-name="ro1">
          <table:table-cell table:style-name="ce2" office:value-type="string" calcext:value-type="string">
            <text:p>Material</text:p>
          </table:table-cell>
          <table:table-cell table:style-name="ce6" office:value-type="string" calcext:value-type="string">
            <text:p>TxtBreveMaterial</text:p>
          </table:table-cell>
          <table:table-cell table:style-name="ce6" office:value-type="string" calcext:value-type="string">
            <text:p>Quantidade</text:p>
          </table:table-cell>
          <table:table-cell table:style-name="ce6" table:number-columns-repeated="8"/>
          <table:table-cell table:style-name="ce11" office:value-type="string" calcext:value-type="string">
            <text:p>centro</text:p>
          </table:table-cell>
        </table:table-row>
        <table:table-row table:style-name="ro1">
          <table:table-cell office:value-type="float" office:value="10000047840" calcext:value-type="float">
            <text:p>10000047840</text:p>
          </table:table-cell>
          <table:table-cell office:value-type="string" calcext:value-type="string">
            <text:p>AMENDOIM JAP SANTA HELENA MENDORATO 4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7657" calcext:value-type="float">
            <text:p>10000047657</text:p>
          </table:table-cell>
          <table:table-cell table:style-name="ce91" office:value-type="string" calcext:value-type="string">
            <text:p>AMENDOIM MENDORATO 2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51052002" calcext:value-type="float">
            <text:p>10000051052002</text:p>
          </table:table-cell>
          <table:table-cell office:value-type="string" calcext:value-type="string">
            <text:p>AMENDOIM SALG CROKISSIMO CEB SALSA 4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51052003" calcext:value-type="float">
            <text:p>10000051052003</text:p>
          </table:table-cell>
          <table:table-cell table:style-name="ce91" office:value-type="string" calcext:value-type="string">
            <text:p>AMENDOIM SALG CROKISSIMO STA HELENA 4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51052001" calcext:value-type="float">
            <text:p>10000051052001</text:p>
          </table:table-cell>
          <table:table-cell office:value-type="string" calcext:value-type="string">
            <text:p>AMENDOIM SALG GRELHADITOS S PELE 4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7656" calcext:value-type="float">
            <text:p>10000047656</text:p>
          </table:table-cell>
          <table:table-cell table:style-name="ce91" office:value-type="string" calcext:value-type="string">
            <text:p>AMENDOIM SALG S PELE GRELHADITOS 2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49153" calcext:value-type="float">
            <text:p>10000049153</text:p>
          </table:table-cell>
          <table:table-cell office:value-type="string" calcext:value-type="string">
            <text:p>CANJICA VAPZA UN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9689" calcext:value-type="float">
            <text:p>10000049689</text:p>
          </table:table-cell>
          <table:table-cell table:style-name="ce91" office:value-type="string" calcext:value-type="string">
            <text:p>CARNE BOVINA VAPZA CARNE SECA CX 4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49700" calcext:value-type="float">
            <text:p>10000049700</text:p>
          </table:table-cell>
          <table:table-cell office:value-type="string" calcext:value-type="string">
            <text:p>FEIJOADA VAPZA COZIDA CX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50868002" calcext:value-type="float">
            <text:p>10000050868002</text:p>
          </table:table-cell>
          <table:table-cell table:style-name="ce91" office:value-type="string" calcext:value-type="string">
            <text:p>MACAR BARILLA BAVETTE 13 UN 5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50868001" calcext:value-type="float">
            <text:p>10000050868001</text:p>
          </table:table-cell>
          <table:table-cell office:value-type="string" calcext:value-type="string">
            <text:p>MACAR BARILLA CAPELLINI 1 UN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9298" calcext:value-type="float">
            <text:p>10000049298</text:p>
          </table:table-cell>
          <table:table-cell table:style-name="ce91" office:value-type="string" calcext:value-type="string">
            <text:p>MACAR BARILLA PENNE RIGATE 73 UN 5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49286" calcext:value-type="float">
            <text:p>10000049286</text:p>
          </table:table-cell>
          <table:table-cell office:value-type="string" calcext:value-type="string">
            <text:p>MACAR BARILLA SPAGHETTI 3 UN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50868004" calcext:value-type="float">
            <text:p>10000050868004</text:p>
          </table:table-cell>
          <table:table-cell table:style-name="ce91" office:value-type="string" calcext:value-type="string">
            <text:p>MACAR BARILLA SPAGHETTI 5 UN 5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50868003" calcext:value-type="float">
            <text:p>10000050868003</text:p>
          </table:table-cell>
          <table:table-cell office:value-type="string" calcext:value-type="string">
            <text:p>MACAR BARILLA SPAGHETTONI 7 UN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9304" calcext:value-type="float">
            <text:p>10000049304</text:p>
          </table:table-cell>
          <table:table-cell table:style-name="ce91" office:value-type="string" calcext:value-type="string">
            <text:p>MACAR G DUR BARILLA FETT 166 UN 5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50999002" calcext:value-type="float">
            <text:p>10000050999002</text:p>
          </table:table-cell>
          <table:table-cell office:value-type="string" calcext:value-type="string">
            <text:p>MACAR OVOS BARILLA ESPAGUETE 8 UN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50999001" calcext:value-type="float">
            <text:p>10000050999001</text:p>
          </table:table-cell>
          <table:table-cell table:style-name="ce91" office:value-type="string" calcext:value-type="string">
            <text:p>MACAR OVOS BARILLA LINGUINE UN 5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51000002" calcext:value-type="float">
            <text:p>10000051000002</text:p>
          </table:table-cell>
          <table:table-cell office:value-type="string" calcext:value-type="string">
            <text:p>MACAR OVOS PARAF BARILLA UN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51000001" calcext:value-type="float">
            <text:p>10000051000001</text:p>
          </table:table-cell>
          <table:table-cell table:style-name="ce91" office:value-type="string" calcext:value-type="string">
            <text:p>MACAR OVOS REGATE BARILLA PENNE UN 5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48315" calcext:value-type="float">
            <text:p>10000048315</text:p>
          </table:table-cell>
          <table:table-cell office:value-type="string" calcext:value-type="string">
            <text:p>MACAR S GL BARILLA SPAGUETTI 4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9376" calcext:value-type="float">
            <text:p>10000049376</text:p>
          </table:table-cell>
          <table:table-cell table:style-name="ce91" office:value-type="string" calcext:value-type="string">
            <text:p>MASSA LASANHA BARILLA COLLEZIO UN 25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49377" calcext:value-type="float">
            <text:p>10000049377</text:p>
          </table:table-cell>
          <table:table-cell office:value-type="string" calcext:value-type="string">
            <text:p>MASSA LASANHA BARILLA OVOS UN 2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8460" calcext:value-type="float">
            <text:p>10000048460</text:p>
          </table:table-cell>
          <table:table-cell table:style-name="ce91" office:value-type="string" calcext:value-type="string">
            <text:p>MOLHO DE TOMAT BARILLA MANJERI UN 4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48459" calcext:value-type="float">
            <text:p>10000048459</text:p>
          </table:table-cell>
          <table:table-cell office:value-type="string" calcext:value-type="string">
            <text:p>MOLHO TOMAT BARILLA NAPOLETANA UN 4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6090" calcext:value-type="float">
            <text:p>10000046090</text:p>
          </table:table-cell>
          <table:table-cell table:style-name="ce91" office:value-type="string" calcext:value-type="string">
            <text:p>PACOCA DIET PACOQUITA STA HELENA 144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46090" calcext:value-type="float">
            <text:p>10000046090</text:p>
          </table:table-cell>
          <table:table-cell office:value-type="string" calcext:value-type="string">
            <text:p>PACOCA DIET PACOQUITA STA HELENA 176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6281" calcext:value-type="float">
            <text:p>10000046281</text:p>
          </table:table-cell>
          <table:table-cell table:style-name="ce91" office:value-type="string" calcext:value-type="string">
            <text:p>PACOCA MINI PACOQUITA STA HELENA 21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46288" calcext:value-type="float">
            <text:p>10000046288</text:p>
          </table:table-cell>
          <table:table-cell office:value-type="string" calcext:value-type="string">
            <text:p>PACOCA PACOQUITA CHOC STA HELENA 432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6286" calcext:value-type="float">
            <text:p>10000046286</text:p>
          </table:table-cell>
          <table:table-cell table:style-name="ce91" office:value-type="string" calcext:value-type="string">
            <text:p>PACOCA PACOQUITA CROC CHOCOLATE 36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46285" calcext:value-type="float">
            <text:p>10000046285</text:p>
          </table:table-cell>
          <table:table-cell office:value-type="string" calcext:value-type="string">
            <text:p>PACOCA PACOQUITA ROLHA STA HELENA 15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6278" calcext:value-type="float">
            <text:p>10000046278</text:p>
          </table:table-cell>
          <table:table-cell table:style-name="ce91" office:value-type="string" calcext:value-type="string">
            <text:p>PACOCA PACOQUITA STA HELENA 32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55106" calcext:value-type="float">
            <text:p>10000055106</text:p>
          </table:table-cell>
          <table:table-cell office:value-type="string" calcext:value-type="string">
            <text:p>PACOCA PACOQUITA VITAO ROLHA PAM 12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6280" calcext:value-type="float">
            <text:p>10000046280</text:p>
          </table:table-cell>
          <table:table-cell table:style-name="ce91" office:value-type="string" calcext:value-type="string">
            <text:p>PACOCA ROLHA PACOQUITA 35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55157" calcext:value-type="float">
            <text:p>10000055157</text:p>
          </table:table-cell>
          <table:table-cell office:value-type="string" calcext:value-type="string">
            <text:p>PACOQUITA ZERO AVEIA 144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0" office:value-type="float" office:value="10000049692" calcext:value-type="float">
            <text:p>10000049692</text:p>
          </table:table-cell>
          <table:table-cell table:style-name="ce91" office:value-type="string" calcext:value-type="string">
            <text:p>PEITO DE FRANGO VAPZA COZ DESF UN 4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Default" table:number-columns-repeated="12"/>
        </table:table-row>
      </table:table>
      <table:table table:name="EBD-miojo10876" table:style-name="ta1">
        <table:table-column table:style-name="co6" table:default-cell-style-name="ce98"/>
        <table:table-column table:style-name="co7" table:default-cell-style-name="Default"/>
        <table:table-column table:style-name="co8" table:default-cell-style-name="Default"/>
        <table:table-column table:style-name="co4" table:visibility="collapse" table:number-columns-repeated="8" table:default-cell-style-name="Default"/>
        <table:table-column table:style-name="co9" table:default-cell-style-name="Default"/>
        <table:table-row table:style-name="ro1">
          <table:table-cell table:style-name="ce14" office:value-type="string" calcext:value-type="string">
            <text:p>Material</text:p>
          </table:table-cell>
          <table:table-cell table:style-name="ce6" office:value-type="string" calcext:value-type="string">
            <text:p>TxtBreveMaterial</text:p>
          </table:table-cell>
          <table:table-cell table:style-name="ce6" office:value-type="string" calcext:value-type="string">
            <text:p>Quantidade</text:p>
          </table:table-cell>
          <table:table-cell table:style-name="ce6" table:number-columns-repeated="8"/>
          <table:table-cell table:style-name="ce11" office:value-type="string" calcext:value-type="string">
            <text:p>centro</text:p>
          </table:table-cell>
        </table:table-row>
        <table:table-row table:style-name="ro1">
          <table:table-cell table:style-name="ce63" office:value-type="float" office:value="10000054057" calcext:value-type="float">
            <text:p>10000054057</text:p>
          </table:table-cell>
          <table:table-cell table:style-name="ce82" office:value-type="string" calcext:value-type="string">
            <text:p>MAC INST NISSIN MILHO MANT 75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02427001" calcext:value-type="float">
            <text:p>10000002427001</text:p>
          </table:table-cell>
          <table:table-cell table:style-name="ce91" office:value-type="string" calcext:value-type="string">
            <text:p>MACAR INST CUP NOOD NISSIN BOLONH UN 72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02427010" calcext:value-type="float">
            <text:p>10000002427010</text:p>
          </table:table-cell>
          <table:table-cell table:style-name="ce82" office:value-type="string" calcext:value-type="string">
            <text:p>MACAR INST CUP NOOD NISSIN CARNE UN 69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02427004" calcext:value-type="float">
            <text:p>10000002427004</text:p>
          </table:table-cell>
          <table:table-cell table:style-name="ce91" office:value-type="string" calcext:value-type="string">
            <text:p>MACAR INST CUP NOOD NISSIN CHEDD UN 69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02427009" calcext:value-type="float">
            <text:p>10000002427009</text:p>
          </table:table-cell>
          <table:table-cell table:style-name="ce82" office:value-type="string" calcext:value-type="string">
            <text:p>MACAR INST CUP NOOD NISSIN COSTEL UN 67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02428001" calcext:value-type="float">
            <text:p>10000002428001</text:p>
          </table:table-cell>
          <table:table-cell table:style-name="ce91" office:value-type="string" calcext:value-type="string">
            <text:p>MACAR INST CUP NOOD NISSIN FR MAR UN 6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02427002" calcext:value-type="float">
            <text:p>10000002427002</text:p>
          </table:table-cell>
          <table:table-cell table:style-name="ce82" office:value-type="string" calcext:value-type="string">
            <text:p>MACAR INST CUP NOOD NISSIN GAL CA UN 69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02427003" calcext:value-type="float">
            <text:p>10000002427003</text:p>
          </table:table-cell>
          <table:table-cell table:style-name="ce91" office:value-type="string" calcext:value-type="string">
            <text:p>MACAR INST CUP NOOD NISSIN GAL PI UN 68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02427007" calcext:value-type="float">
            <text:p>10000002427007</text:p>
          </table:table-cell>
          <table:table-cell table:style-name="ce82" office:value-type="string" calcext:value-type="string">
            <text:p>MACAR INST CUP NOOD NISSIN LEG AZ UN 67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02427006" calcext:value-type="float">
            <text:p>10000002427006</text:p>
          </table:table-cell>
          <table:table-cell table:style-name="ce91" office:value-type="string" calcext:value-type="string">
            <text:p>MACAR INST CUP NOOD NISSIN TERIYA UN 72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02427008" calcext:value-type="float">
            <text:p>10000002427008</text:p>
          </table:table-cell>
          <table:table-cell table:style-name="ce82" office:value-type="string" calcext:value-type="string">
            <text:p>MACAR INST CUP NOOD NISSIN YAKISS UN 67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1143006" calcext:value-type="float">
            <text:p>10000051143006</text:p>
          </table:table-cell>
          <table:table-cell table:style-name="ce91" office:value-type="string" calcext:value-type="string">
            <text:p>MACAR INST L NISSIN BACON UN 8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51143014" calcext:value-type="float">
            <text:p>10000051143014</text:p>
          </table:table-cell>
          <table:table-cell table:style-name="ce82" office:value-type="string" calcext:value-type="string">
            <text:p>MACAR INST L NISSIN CALABRESA HOT UN 85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12046" calcext:value-type="float">
            <text:p>10000012046</text:p>
          </table:table-cell>
          <table:table-cell table:style-name="ce91" office:value-type="string" calcext:value-type="string">
            <text:p>MACAR INST L NISSIN CAMARAO ALHO UN 8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51143013" calcext:value-type="float">
            <text:p>10000051143013</text:p>
          </table:table-cell>
          <table:table-cell table:style-name="ce82" office:value-type="string" calcext:value-type="string">
            <text:p>MACAR INST L NISSIN CARNE TOMAT UN 85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1143012" calcext:value-type="float">
            <text:p>10000051143012</text:p>
          </table:table-cell>
          <table:table-cell table:style-name="ce91" office:value-type="string" calcext:value-type="string">
            <text:p>MACAR INST L NISSIN CARNE UN 8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51143008" calcext:value-type="float">
            <text:p>10000051143008</text:p>
          </table:table-cell>
          <table:table-cell table:style-name="ce82" office:value-type="string" calcext:value-type="string">
            <text:p>MACAR INST L NISSIN COSTELA UN 85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49334" calcext:value-type="float">
            <text:p>10000049334</text:p>
          </table:table-cell>
          <table:table-cell table:style-name="ce91" office:value-type="string" calcext:value-type="string">
            <text:p>MACAR INST L NISSIN FGO ALHO UN 8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51143001" calcext:value-type="float">
            <text:p>10000051143001</text:p>
          </table:table-cell>
          <table:table-cell table:style-name="ce82" office:value-type="string" calcext:value-type="string">
            <text:p>MACAR INST L NISSIN FGO ASS LIM UN 85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1143003" calcext:value-type="float">
            <text:p>10000051143003</text:p>
          </table:table-cell>
          <table:table-cell table:style-name="ce91" office:value-type="string" calcext:value-type="string">
            <text:p>MACAR INST L NISSIN GAL CAIPI UN 8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49337" calcext:value-type="float">
            <text:p>10000049337</text:p>
          </table:table-cell>
          <table:table-cell table:style-name="ce82" office:value-type="string" calcext:value-type="string">
            <text:p>MACAR INST L NISSIN GALINHA C 6 UN 510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1143004" calcext:value-type="float">
            <text:p>10000051143004</text:p>
          </table:table-cell>
          <table:table-cell table:style-name="ce91" office:value-type="string" calcext:value-type="string">
            <text:p>MACAR INST L NISSIN GALINHA UN 8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51143007" calcext:value-type="float">
            <text:p>10000051143007</text:p>
          </table:table-cell>
          <table:table-cell table:style-name="ce82" office:value-type="string" calcext:value-type="string">
            <text:p>MACAR INST L NISSIN LEGUMES UN 85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1143010" calcext:value-type="float">
            <text:p>10000051143010</text:p>
          </table:table-cell>
          <table:table-cell table:style-name="ce91" office:value-type="string" calcext:value-type="string">
            <text:p>MACAR INST L NISSIN MEXICANO UN 8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49323" calcext:value-type="float">
            <text:p>10000049323</text:p>
          </table:table-cell>
          <table:table-cell table:style-name="ce82" office:value-type="string" calcext:value-type="string">
            <text:p>MACAR INST L NISSIN PICANHA UN 85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1143009" calcext:value-type="float">
            <text:p>10000051143009</text:p>
          </table:table-cell>
          <table:table-cell table:style-name="ce91" office:value-type="string" calcext:value-type="string">
            <text:p>MACAR INST L NISSIN TM CARNE UN 8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1143002" calcext:value-type="float">
            <text:p>10000051143002</text:p>
          </table:table-cell>
          <table:table-cell table:style-name="ce91" office:value-type="string" calcext:value-type="string">
            <text:p>MACAR INST L NISSIN TM GALINHA UN 8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51143005" calcext:value-type="float">
            <text:p>10000051143005</text:p>
          </table:table-cell>
          <table:table-cell table:style-name="ce82" office:value-type="string" calcext:value-type="string">
            <text:p>MACAR INST L NISSIN YAKISSO TRA UN 85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1143011" calcext:value-type="float">
            <text:p>10000051143011</text:p>
          </table:table-cell>
          <table:table-cell table:style-name="ce91" office:value-type="string" calcext:value-type="string">
            <text:p>MACAR INST L TURMA NISSIN TOMA S UN 8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01627002" calcext:value-type="float">
            <text:p>10000001627002</text:p>
          </table:table-cell>
          <table:table-cell table:style-name="ce82" office:value-type="string" calcext:value-type="string">
            <text:p>MACAR INST NISSIN ESPAGUETE 5 UN 500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49353" calcext:value-type="float">
            <text:p>10000049353</text:p>
          </table:table-cell>
          <table:table-cell table:style-name="ce91" office:value-type="string" calcext:value-type="string">
            <text:p>MACAR INST NISSIN MOLHO QUEIJO UN 88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51003001" calcext:value-type="float">
            <text:p>10000051003001</text:p>
          </table:table-cell>
          <table:table-cell table:style-name="ce82" office:value-type="string" calcext:value-type="string">
            <text:p>MACAR INST NISSIN TALHA BOLONHESA UN 99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1003002" calcext:value-type="float">
            <text:p>10000051003002</text:p>
          </table:table-cell>
          <table:table-cell table:style-name="ce91" office:value-type="string" calcext:value-type="string">
            <text:p>MACAR INST NISSIN TALHA BROCOLIS UN 99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51003004" calcext:value-type="float">
            <text:p>10000051003004</text:p>
          </table:table-cell>
          <table:table-cell table:style-name="ce82" office:value-type="string" calcext:value-type="string">
            <text:p>MACAR INST NISSIN TALHA CARNE TOM UN 99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1003003" calcext:value-type="float">
            <text:p>10000051003003</text:p>
          </table:table-cell>
          <table:table-cell table:style-name="ce91" office:value-type="string" calcext:value-type="string">
            <text:p>MACAR INST NISSIN TALHA FRANGO UN 99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table:style-name="ce63" office:value-type="float" office:value="10000001627001" calcext:value-type="float">
            <text:p>10000001627001</text:p>
          </table:table-cell>
          <table:table-cell table:style-name="ce82" office:value-type="string" calcext:value-type="string">
            <text:p>MACAR INST NISSIN YAKISSOBA UN 500G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table:style-name="ce62" office:value-type="float" office:value="10000055641" calcext:value-type="float">
            <text:p>10000055641</text:p>
          </table:table-cell>
          <table:table-cell table:style-name="ce91" office:value-type="string" calcext:value-type="string">
            <text:p>MACARRAO INST YAKISSOBA 95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2" table:number-rows-repeated="104853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Mix" table:style-name="ta1">
        <table:table-column table:style-name="co10" table:default-cell-style-name="ce99"/>
        <table:table-column table:style-name="co11" table:default-cell-style-name="ce99"/>
        <table:table-column table:style-name="co12" table:default-cell-style-name="ce99"/>
        <table:table-column table:style-name="co4" table:visibility="collapse" table:number-columns-repeated="8" table:default-cell-style-name="ce99"/>
        <table:table-column table:style-name="co13" table:default-cell-style-name="ce99"/>
        <table:table-column table:style-name="co4" table:number-columns-repeated="16372" table:default-cell-style-name="ce99"/>
        <table:table-row table:style-name="ro3">
          <table:table-cell office:value-type="string" calcext:value-type="string">
            <text:p>OROSTRATO – 13975</text:p>
          </table:table-cell>
          <table:table-cell table:number-columns-repeated="16383"/>
        </table:table-row>
        <table:table-row table:style-name="ro3">
          <table:table-cell table:style-name="ce100" office:value-type="string" calcext:value-type="string">
            <text:p>Material</text:p>
          </table:table-cell>
          <table:table-cell table:style-name="ce103" office:value-type="string" calcext:value-type="string">
            <text:p>TxtBreveMaterial</text:p>
          </table:table-cell>
          <table:table-cell table:style-name="ce103" office:value-type="string" calcext:value-type="string">
            <text:p>Quantidade</text:p>
          </table:table-cell>
          <table:table-cell table:style-name="ce103" table:number-columns-repeated="8"/>
          <table:table-cell table:style-name="ce104" office:value-type="string" calcext:value-type="string">
            <text:p>centro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01601002" calcext:value-type="float">
            <text:p>10000001601002</text:p>
          </table:table-cell>
          <table:table-cell table:style-name="ce101" office:value-type="string" calcext:value-type="string">
            <text:p>LEITE TIPO A DESN FAZENDA B VISTA 1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01601001" calcext:value-type="float">
            <text:p>10000001601001</text:p>
          </table:table-cell>
          <table:table-cell table:style-name="ce102" office:value-type="string" calcext:value-type="string">
            <text:p>LEITE TIPO A INT FAZENDA BVISTA 1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01601003" calcext:value-type="float">
            <text:p>10000001601003</text:p>
          </table:table-cell>
          <table:table-cell table:style-name="ce101" office:value-type="string" calcext:value-type="string">
            <text:p>LEITE TIPO A SEMIDESN FAZENDA BVISTA 1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Xando – 11672</text:p>
          </table:table-cell>
          <table:table-cell table:number-columns-repeated="16383"/>
        </table:table-row>
        <table:table-row table:style-name="ro3">
          <table:table-cell table:style-name="ce100" office:value-type="string" calcext:value-type="string">
            <text:p>Material</text:p>
          </table:table-cell>
          <table:table-cell table:style-name="ce103" office:value-type="string" calcext:value-type="string">
            <text:p>TxtBreveMaterial</text:p>
          </table:table-cell>
          <table:table-cell table:style-name="ce103" office:value-type="string" calcext:value-type="string">
            <text:p>Quantidade</text:p>
          </table:table-cell>
          <table:table-cell table:style-name="ce103" table:number-columns-repeated="8"/>
          <table:table-cell table:style-name="ce104" office:value-type="string" calcext:value-type="string">
            <text:p>centro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8248" calcext:value-type="float">
            <text:p>10000018248</text:p>
          </table:table-cell>
          <table:table-cell table:style-name="ce101" office:value-type="string" calcext:value-type="string">
            <text:p>CREME LEITE XANDO PASTEURIZADO 3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19255" calcext:value-type="float">
            <text:p>10000019255</text:p>
          </table:table-cell>
          <table:table-cell table:style-name="ce102" office:value-type="string" calcext:value-type="string">
            <text:p>LEITE INT TPO A RICO 1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9249" calcext:value-type="float">
            <text:p>10000019249</text:p>
          </table:table-cell>
          <table:table-cell table:style-name="ce101" office:value-type="string" calcext:value-type="string">
            <text:p>LEITE INT TPO A XANDO GF 1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19244" calcext:value-type="float">
            <text:p>10000019244</text:p>
          </table:table-cell>
          <table:table-cell table:style-name="ce102" office:value-type="string" calcext:value-type="string">
            <text:p>LEITE TIPO A DESN XANDO GF 1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9238" calcext:value-type="float">
            <text:p>10000019238</text:p>
          </table:table-cell>
          <table:table-cell table:style-name="ce101" office:value-type="string" calcext:value-type="string">
            <text:p>LEITE TIPO A SEMI ZR LAC XANDO 1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19234" calcext:value-type="float">
            <text:p>10000019234</text:p>
          </table:table-cell>
          <table:table-cell table:style-name="ce102" office:value-type="string" calcext:value-type="string">
            <text:p>LEITE TIPO A SEMIDESN XANDO GF 1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3205" calcext:value-type="float">
            <text:p>10000013205</text:p>
          </table:table-cell>
          <table:table-cell table:style-name="ce101" office:value-type="string" calcext:value-type="string">
            <text:p>SUCO INT XANDO LARANJA 900M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19960" calcext:value-type="float">
            <text:p>10000019960</text:p>
          </table:table-cell>
          <table:table-cell table:style-name="ce102" office:value-type="string" calcext:value-type="string">
            <text:p>SUCO INT XANDO LARANJA CENOU GENG 9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9935" calcext:value-type="float">
            <text:p>10000019935</text:p>
          </table:table-cell>
          <table:table-cell table:style-name="ce101" office:value-type="string" calcext:value-type="string">
            <text:p>SUCO INT XANDO LARANJA NATURAL 300M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19922" calcext:value-type="float">
            <text:p>10000019922</text:p>
          </table:table-cell>
          <table:table-cell table:style-name="ce102" office:value-type="string" calcext:value-type="string">
            <text:p>SUCO INT XANDO LARANJA S ACUCAR 3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3213" calcext:value-type="float">
            <text:p>10000013213</text:p>
          </table:table-cell>
          <table:table-cell table:style-name="ce101" office:value-type="string" calcext:value-type="string">
            <text:p>SUCO INT XANDO TANGERINA 900M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19949" calcext:value-type="float">
            <text:p>10000019949</text:p>
          </table:table-cell>
          <table:table-cell table:style-name="ce102" office:value-type="string" calcext:value-type="string">
            <text:p>SUCO INT ZR ACUCAR XANDO MACA 3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9947" calcext:value-type="float">
            <text:p>10000019947</text:p>
          </table:table-cell>
          <table:table-cell table:style-name="ce101" office:value-type="string" calcext:value-type="string">
            <text:p>SUCO INT ZR ACUCAR XANDO MACA 900M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13204" calcext:value-type="float">
            <text:p>10000013204</text:p>
          </table:table-cell>
          <table:table-cell table:style-name="ce102" office:value-type="string" calcext:value-type="string">
            <text:p>SUCO SEM ACUCAR XANDO LARANJA GF 1 5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9968" calcext:value-type="float">
            <text:p>10000019968</text:p>
          </table:table-cell>
          <table:table-cell table:style-name="ce101" office:value-type="string" calcext:value-type="string">
            <text:p>SUCO SEM ACUCAR XANDO UVA 1 5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19943" calcext:value-type="float">
            <text:p>10000019943</text:p>
          </table:table-cell>
          <table:table-cell table:style-name="ce102" office:value-type="string" calcext:value-type="string">
            <text:p>SUCO XANDO LIMONADA SICILIANA 3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9941" calcext:value-type="float">
            <text:p>10000019941</text:p>
          </table:table-cell>
          <table:table-cell table:style-name="ce101" office:value-type="string" calcext:value-type="string">
            <text:p>SUCO XANDO LIMONADA SICILIANA 900M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19979" calcext:value-type="float">
            <text:p>10000019979</text:p>
          </table:table-cell>
          <table:table-cell table:style-name="ce102" office:value-type="string" calcext:value-type="string">
            <text:p>SUCO ZR ACUCAR XANDO UVA 3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9973" calcext:value-type="float">
            <text:p>10000019973</text:p>
          </table:table-cell>
          <table:table-cell table:style-name="ce101" office:value-type="string" calcext:value-type="string">
            <text:p>SUCO ZR ACUCAR XANDO UVA 900ML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IATAGAM – 20642</text:p>
          </table:table-cell>
          <table:table-cell table:number-columns-repeated="16383"/>
        </table:table-row>
        <table:table-row table:style-name="ro3">
          <table:table-cell table:style-name="ce100" office:value-type="string" calcext:value-type="string">
            <text:p>Material</text:p>
          </table:table-cell>
          <table:table-cell table:style-name="ce103" office:value-type="string" calcext:value-type="string">
            <text:p>TxtBreveMaterial</text:p>
          </table:table-cell>
          <table:table-cell table:style-name="ce103" office:value-type="string" calcext:value-type="string">
            <text:p>Quantidade</text:p>
          </table:table-cell>
          <table:table-cell table:style-name="ce103" table:number-columns-repeated="8"/>
          <table:table-cell table:style-name="ce104" office:value-type="string" calcext:value-type="string">
            <text:p>centro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22045" calcext:value-type="float">
            <text:p>10000022045</text:p>
          </table:table-cell>
          <table:table-cell table:style-name="ce101" office:value-type="string" calcext:value-type="string">
            <text:p>PAO ALHO CON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22058" calcext:value-type="float">
            <text:p>10000022058</text:p>
          </table:table-cell>
          <table:table-cell table:style-name="ce102" office:value-type="string" calcext:value-type="string">
            <text:p>PAO CEBOLINHA CON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22090" calcext:value-type="float">
            <text:p>10000022090</text:p>
          </table:table-cell>
          <table:table-cell table:style-name="ce101" office:value-type="string" calcext:value-type="string">
            <text:p>PAO CONG MULTICEREAIS PRE ASSADO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22107" calcext:value-type="float">
            <text:p>10000022107</text:p>
          </table:table-cell>
          <table:table-cell table:style-name="ce102" office:value-type="string" calcext:value-type="string">
            <text:p>PAO HAMB CONG COOP SEMI ITALIANO PRE ASS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22104" calcext:value-type="float">
            <text:p>10000022104</text:p>
          </table:table-cell>
          <table:table-cell table:style-name="ce101" office:value-type="string" calcext:value-type="string">
            <text:p>PAO SEMI ITALIANO CONG PRE ASSADO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MMFOODS – 22652</text:p>
          </table:table-cell>
          <table:table-cell table:number-columns-repeated="16383"/>
        </table:table-row>
        <table:table-row table:style-name="ro3">
          <table:table-cell table:style-name="ce100" office:value-type="string" calcext:value-type="string">
            <text:p>Material</text:p>
          </table:table-cell>
          <table:table-cell table:style-name="ce103" office:value-type="string" calcext:value-type="string">
            <text:p>TxtBreveMaterial</text:p>
          </table:table-cell>
          <table:table-cell table:style-name="ce103" office:value-type="string" calcext:value-type="string">
            <text:p>Quantidade</text:p>
          </table:table-cell>
          <table:table-cell table:style-name="ce103" table:number-columns-repeated="8"/>
          <table:table-cell table:style-name="ce104" office:value-type="string" calcext:value-type="string">
            <text:p>centro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22003" calcext:value-type="float">
            <text:p>10000022003</text:p>
          </table:table-cell>
          <table:table-cell table:style-name="ce101" office:value-type="string" calcext:value-type="string">
            <text:p>PAO BAGUETE CONG RECH 2QUEIJOS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22005" calcext:value-type="float">
            <text:p>10000022005</text:p>
          </table:table-cell>
          <table:table-cell table:style-name="ce102" office:value-type="string" calcext:value-type="string">
            <text:p>PAO BAGUETE CONG RECH CALABRESA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22001" calcext:value-type="float">
            <text:p>10000022001</text:p>
          </table:table-cell>
          <table:table-cell table:style-name="ce101" office:value-type="string" calcext:value-type="string">
            <text:p>PAO BAGUETE CONG RECH FRANG REQUE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22007" calcext:value-type="float">
            <text:p>10000022007</text:p>
          </table:table-cell>
          <table:table-cell table:style-name="ce102" office:value-type="string" calcext:value-type="string">
            <text:p>PAO BAGUETE CONG RECH PRESUN QUEIJO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4">
          <table:table-cell table:style-name="ce100" office:value-type="string" calcext:value-type="string">
            <text:p>Material</text:p>
          </table:table-cell>
          <table:table-cell table:style-name="ce103" office:value-type="string" calcext:value-type="string">
            <text:p>TxtBreveMaterial</text:p>
          </table:table-cell>
          <table:table-cell table:style-name="ce103" office:value-type="string" calcext:value-type="string">
            <text:p>Quantidade</text:p>
          </table:table-cell>
          <table:table-cell table:style-name="ce103" table:number-columns-repeated="8"/>
          <table:table-cell table:style-name="ce104" office:value-type="string" calcext:value-type="string">
            <text:p>centro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21604" calcext:value-type="float">
            <text:p>10000021604</text:p>
          </table:table-cell>
          <table:table-cell table:style-name="ce101" office:value-type="string" calcext:value-type="string">
            <text:p>CREPE RECH PADERRI CHOCOLATE 192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21611" calcext:value-type="float">
            <text:p>10000021611</text:p>
          </table:table-cell>
          <table:table-cell table:style-name="ce102" office:value-type="string" calcext:value-type="string">
            <text:p>MADELEINE PADERRI LONGA ACUCAR 2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13325" calcext:value-type="float">
            <text:p>10000013325</text:p>
          </table:table-cell>
          <table:table-cell table:style-name="ce101" office:value-type="string" calcext:value-type="string">
            <text:p>MADELEINE PADERRI LONGA CHOCOLATE 2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2" office:value-type="float" office:value="10000021609" calcext:value-type="float">
            <text:p>10000021609</text:p>
          </table:table-cell>
          <table:table-cell table:style-name="ce102" office:value-type="string" calcext:value-type="string">
            <text:p>MADELEINE PADERRI TRAD NATURAL 2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3">
          <table:table-cell table:style-name="ce101" office:value-type="float" office:value="10000021669" calcext:value-type="float">
            <text:p>10000021669</text:p>
          </table:table-cell>
          <table:table-cell table:style-name="ce101" office:value-type="string" calcext:value-type="string">
            <text:p>PAO LEITE PADERRI 28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IM-17791" table:style-name="ta1">
        <table:table-column table:style-name="co14" table:default-cell-style-name="ce109"/>
        <table:table-column table:style-name="co15" table:default-cell-style-name="ce110"/>
        <table:table-column table:style-name="co12" table:default-cell-style-name="ce110"/>
        <table:table-column table:style-name="co16" table:visibility="collapse" table:number-columns-repeated="6" table:default-cell-style-name="ce110"/>
        <table:table-column table:style-name="co17" table:visibility="collapse" table:default-cell-style-name="ce110"/>
        <table:table-column table:style-name="co4" table:visibility="collapse" table:default-cell-style-name="ce110"/>
        <table:table-column table:style-name="co18" table:default-cell-style-name="ce110"/>
        <table:table-column table:style-name="co4" table:number-columns-repeated="16372" table:default-cell-style-name="ce110"/>
        <table:table-row table:style-name="ro5">
          <table:table-cell table:style-name="ce100" office:value-type="string" calcext:value-type="string">
            <text:p>Material</text:p>
          </table:table-cell>
          <table:table-cell table:style-name="ce103" office:value-type="string" calcext:value-type="string">
            <text:p>TxtBreveMaterial</text:p>
          </table:table-cell>
          <table:table-cell table:style-name="ce103" office:value-type="string" calcext:value-type="string">
            <text:p>Quantidade</text:p>
          </table:table-cell>
          <table:table-cell table:style-name="ce103" table:number-columns-repeated="8"/>
          <table:table-cell table:style-name="ce104" office:value-type="string" calcext:value-type="string">
            <text:p>centro</text:p>
          </table:table-cell>
        </table:table-row>
        <table:table-row table:style-name="ro5">
          <table:table-cell table:style-name="ce107" office:value-type="float" office:value="10000021649" calcext:value-type="float">
            <text:p>10000021649</text:p>
          </table:table-cell>
          <table:table-cell table:style-name="ce101" office:value-type="string" calcext:value-type="string">
            <text:p>BISNAGUINHA COOP 3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21635" calcext:value-type="float">
            <text:p>10000021635</text:p>
          </table:table-cell>
          <table:table-cell table:style-name="ce102" office:value-type="string" calcext:value-type="string">
            <text:p>BISNAGUINHA INTG KIM 3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21643" calcext:value-type="float">
            <text:p>10000021643</text:p>
          </table:table-cell>
          <table:table-cell table:style-name="ce101" office:value-type="string" calcext:value-type="string">
            <text:p>BISNAGUINHA KIM 3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02421002" calcext:value-type="float">
            <text:p>10000002421002</text:p>
          </table:table-cell>
          <table:table-cell table:style-name="ce102" office:value-type="string" calcext:value-type="string">
            <text:p>BOLINH RECH KIM BAUNIL CHOCOLA 80G 2UN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02421001" calcext:value-type="float">
            <text:p>10000002421001</text:p>
          </table:table-cell>
          <table:table-cell table:style-name="ce101" office:value-type="string" calcext:value-type="string">
            <text:p>BOLINH RECH KIM DUPLO CHOCOLATE 8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01945002" calcext:value-type="float">
            <text:p>10000001945002</text:p>
          </table:table-cell>
          <table:table-cell table:style-name="ce102" office:value-type="string" calcext:value-type="string">
            <text:p>BOLO KIM CHOCOLATE 2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01945003" calcext:value-type="float">
            <text:p>10000001945003</text:p>
          </table:table-cell>
          <table:table-cell table:style-name="ce101" office:value-type="string" calcext:value-type="string">
            <text:p>BOLO KIM COCO 25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01945004" calcext:value-type="float">
            <text:p>10000001945004</text:p>
          </table:table-cell>
          <table:table-cell table:style-name="ce102" office:value-type="string" calcext:value-type="string">
            <text:p>BOLO KIM LARANJA 2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01945001" calcext:value-type="float">
            <text:p>10000001945001</text:p>
          </table:table-cell>
          <table:table-cell table:style-name="ce101" office:value-type="string" calcext:value-type="string">
            <text:p>BOLO MESCLADO KIM COCO CHOCOLATE 25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21712" calcext:value-type="float">
            <text:p>10000021712</text:p>
          </table:table-cell>
          <table:table-cell table:style-name="ce102" office:value-type="string" calcext:value-type="string">
            <text:p>PAO FORM COOP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21875" calcext:value-type="float">
            <text:p>10000021875</text:p>
          </table:table-cell>
          <table:table-cell table:style-name="ce101" office:value-type="string" calcext:value-type="string">
            <text:p>PAO FORM INTG KIM 5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02209001" calcext:value-type="float">
            <text:p>10000002209001</text:p>
          </table:table-cell>
          <table:table-cell table:style-name="ce102" office:value-type="string" calcext:value-type="string">
            <text:p>PAO FORM INTG KIM CAST QUINOA 4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02209002" calcext:value-type="float">
            <text:p>10000002209002</text:p>
          </table:table-cell>
          <table:table-cell table:style-name="ce101" office:value-type="string" calcext:value-type="string">
            <text:p>PAO FORM INTG KIM MACADAMIA CHIA 4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21897" calcext:value-type="float">
            <text:p>10000021897</text:p>
          </table:table-cell>
          <table:table-cell table:style-name="ce102" office:value-type="string" calcext:value-type="string">
            <text:p>PAO FORM INTG KIM NOBRE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21715" calcext:value-type="float">
            <text:p>10000021715</text:p>
          </table:table-cell>
          <table:table-cell table:style-name="ce101" office:value-type="string" calcext:value-type="string">
            <text:p>PAO FORM KIM 5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21690" calcext:value-type="float">
            <text:p>10000021690</text:p>
          </table:table-cell>
          <table:table-cell table:style-name="ce102" office:value-type="string" calcext:value-type="string">
            <text:p>PAO FORM KIM NOBRE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21806" calcext:value-type="float">
            <text:p>10000021806</text:p>
          </table:table-cell>
          <table:table-cell table:style-name="ce101" office:value-type="string" calcext:value-type="string">
            <text:p>PAO FORM ZR AC KIM 12 GRAOS 35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21757" calcext:value-type="float">
            <text:p>10000021757</text:p>
          </table:table-cell>
          <table:table-cell table:style-name="ce102" office:value-type="string" calcext:value-type="string">
            <text:p>PAO HAMB COOP 2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21756" calcext:value-type="float">
            <text:p>10000021756</text:p>
          </table:table-cell>
          <table:table-cell table:style-name="ce101" office:value-type="string" calcext:value-type="string">
            <text:p>PAO HAMB KIM 2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21772" calcext:value-type="float">
            <text:p>10000021772</text:p>
          </table:table-cell>
          <table:table-cell table:style-name="ce102" office:value-type="string" calcext:value-type="string">
            <text:p>PAO HOT DOG COOP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21770" calcext:value-type="float">
            <text:p>10000021770</text:p>
          </table:table-cell>
          <table:table-cell table:style-name="ce101" office:value-type="string" calcext:value-type="string">
            <text:p>PAO HOT DOG KIM 5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21678" calcext:value-type="float">
            <text:p>10000021678</text:p>
          </table:table-cell>
          <table:table-cell table:style-name="ce102" office:value-type="string" calcext:value-type="string">
            <text:p>PAO SOVADO KIM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5">
          <table:table-cell table:style-name="ce107" office:value-type="float" office:value="10000002389002" calcext:value-type="float">
            <text:p>10000002389002</text:p>
          </table:table-cell>
          <table:table-cell table:style-name="ce101" office:value-type="string" calcext:value-type="string">
            <text:p>PAO TORTILH INTG KIM WRAP 3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5">
          <table:table-cell table:style-name="ce108" office:value-type="float" office:value="10000002389001" calcext:value-type="float">
            <text:p>10000002389001</text:p>
          </table:table-cell>
          <table:table-cell table:style-name="ce102" office:value-type="string" calcext:value-type="string">
            <text:p>PAO TORTILH KIM WRAP TRAD 2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IMBO-31070" table:style-name="ta1">
        <table:table-column table:style-name="co1" table:default-cell-style-name="Default"/>
        <table:table-column table:style-name="co19" table:default-cell-style-name="Default"/>
        <table:table-column table:style-name="co4" table:default-cell-style-name="ce69"/>
        <table:table-column table:style-name="co4" table:visibility="collapse" table:number-columns-repeated="8" table:default-cell-style-name="Default"/>
        <table:table-column table:style-name="co9" table:default-cell-style-name="Default"/>
        <table:table-row table:style-name="ro6">
          <table:table-cell table:style-name="ce100" office:value-type="string" calcext:value-type="string">
            <text:p>Material</text:p>
          </table:table-cell>
          <table:table-cell table:style-name="ce103" office:value-type="string" calcext:value-type="string">
            <text:p>TxtBreveMaterial</text:p>
          </table:table-cell>
          <table:table-cell table:style-name="ce36"/>
          <table:table-cell table:style-name="ce103" table:number-columns-repeated="8"/>
          <table:table-cell table:style-name="ce104" office:value-type="string" calcext:value-type="string">
            <text:p>centro</text:p>
          </table:table-cell>
        </table:table-row>
        <table:table-row table:style-name="ro6">
          <table:table-cell table:style-name="ce101" office:value-type="float" office:value="10000021639" calcext:value-type="float">
            <text:p>10000021639</text:p>
          </table:table-cell>
          <table:table-cell table:style-name="ce101" office:value-type="string" calcext:value-type="string">
            <text:p>BISNAGUINHA NUTRELLA CENOU MANDIO 30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647" calcext:value-type="float">
            <text:p>10000021647</text:p>
          </table:table-cell>
          <table:table-cell table:style-name="ce102" office:value-type="string" calcext:value-type="string">
            <text:p>BISNAGUITO PULLMAN TRAD 30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52056003" calcext:value-type="float">
            <text:p>10000052056003</text:p>
          </table:table-cell>
          <table:table-cell table:style-name="ce101" office:value-type="string" calcext:value-type="string">
            <text:p>BOLINH RECH ANA MARIA BAUN GTS CHOCO 35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06118004" calcext:value-type="float">
            <text:p>10000006118004</text:p>
          </table:table-cell>
          <table:table-cell table:style-name="ce102" office:value-type="string" calcext:value-type="string">
            <text:p>BOLINH RECH ANA MARIA BAUN GTS CHOCO 7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06118002" calcext:value-type="float">
            <text:p>10000006118002</text:p>
          </table:table-cell>
          <table:table-cell table:style-name="ce101" office:value-type="string" calcext:value-type="string">
            <text:p>BOLINH RECH ANA MARIA BAUNI 7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52056002" calcext:value-type="float">
            <text:p>10000052056002</text:p>
          </table:table-cell>
          <table:table-cell table:style-name="ce102" office:value-type="string" calcext:value-type="string">
            <text:p>BOLINH RECH ANA MARIA BAUNI CHOCOLA 35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52056006" calcext:value-type="float">
            <text:p>10000052056006</text:p>
          </table:table-cell>
          <table:table-cell table:style-name="ce101" office:value-type="string" calcext:value-type="string">
            <text:p>BOLINH RECH ANA MARIA BAUNI CHOCOLA 42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52056005" calcext:value-type="float">
            <text:p>10000052056005</text:p>
          </table:table-cell>
          <table:table-cell table:style-name="ce102" office:value-type="string" calcext:value-type="string">
            <text:p>BOLINH RECH ANA MARIA BAUNILHA 35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52056007" calcext:value-type="float">
            <text:p>10000052056007</text:p>
          </table:table-cell>
          <table:table-cell table:style-name="ce101" office:value-type="string" calcext:value-type="string">
            <text:p>BOLINH RECH ANA MARIA CENOURA CHOCO 35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52056004" calcext:value-type="float">
            <text:p>10000052056004</text:p>
          </table:table-cell>
          <table:table-cell table:style-name="ce102" office:value-type="string" calcext:value-type="string">
            <text:p>BOLINH RECH ANA MARIA CHOCOLA BAUNI 35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555" calcext:value-type="float">
            <text:p>10000021555</text:p>
          </table:table-cell>
          <table:table-cell table:style-name="ce101" office:value-type="string" calcext:value-type="string">
            <text:p>BOLINH RECH ANA MARIA CHURROS 35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52056001" calcext:value-type="float">
            <text:p>10000052056001</text:p>
          </table:table-cell>
          <table:table-cell table:style-name="ce102" office:value-type="string" calcext:value-type="string">
            <text:p>BOLINH RECH ANA MARIA DUPLO CHOCOLA 35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521" calcext:value-type="float">
            <text:p>10000021521</text:p>
          </table:table-cell>
          <table:table-cell table:style-name="ce101" office:value-type="string" calcext:value-type="string">
            <text:p>BOLINH RECH ANA MARIA NAPOLITANO 45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523" calcext:value-type="float">
            <text:p>10000021523</text:p>
          </table:table-cell>
          <table:table-cell table:style-name="ce102" office:value-type="string" calcext:value-type="string">
            <text:p>BOLINH RECH ANA MARIA PING CHOC 8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06118001" calcext:value-type="float">
            <text:p>10000006118001</text:p>
          </table:table-cell>
          <table:table-cell table:style-name="ce101" office:value-type="string" calcext:value-type="string">
            <text:p>BOLINH RECH ANA MARIA PING CHOC BAUN 7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06118003" calcext:value-type="float">
            <text:p>10000006118003</text:p>
          </table:table-cell>
          <table:table-cell table:style-name="ce102" office:value-type="string" calcext:value-type="string">
            <text:p>BOLINH RECH ANA MARIA TRAD BAUN CHOC 7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01404003" calcext:value-type="float">
            <text:p>10000001404003</text:p>
          </table:table-cell>
          <table:table-cell table:style-name="ce101" office:value-type="string" calcext:value-type="string">
            <text:p>BOLO FRAPPE PULLMAN CALIF CHO COCO 2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476" calcext:value-type="float">
            <text:p>10000021476</text:p>
          </table:table-cell>
          <table:table-cell table:style-name="ce102" office:value-type="string" calcext:value-type="string">
            <text:p>BOLO PULLMAN ABACAXI 25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01404001" calcext:value-type="float">
            <text:p>10000001404001</text:p>
          </table:table-cell>
          <table:table-cell table:style-name="ce101" office:value-type="string" calcext:value-type="string">
            <text:p>BOLO PULLMAN BAUN GTS CHOCOLATE 2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01404002" calcext:value-type="float">
            <text:p>10000001404002</text:p>
          </table:table-cell>
          <table:table-cell table:style-name="ce102" office:value-type="string" calcext:value-type="string">
            <text:p>BOLO PULLMAN CHOCOLATE 25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474" calcext:value-type="float">
            <text:p>10000021474</text:p>
          </table:table-cell>
          <table:table-cell table:style-name="ce101" office:value-type="string" calcext:value-type="string">
            <text:p>BOLO PULLMAN COCO 2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01404004" calcext:value-type="float">
            <text:p>10000001404004</text:p>
          </table:table-cell>
          <table:table-cell table:style-name="ce102" office:value-type="string" calcext:value-type="string">
            <text:p>BOLO PULLMAN LARANJA 25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01872003" calcext:value-type="float">
            <text:p>10000001872003</text:p>
          </table:table-cell>
          <table:table-cell table:style-name="ce101" office:value-type="string" calcext:value-type="string">
            <text:p>MASSA PAO TOR INTG RAP10 330G 10UN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01872002" calcext:value-type="float">
            <text:p>10000001872002</text:p>
          </table:table-cell>
          <table:table-cell table:style-name="ce102" office:value-type="string" calcext:value-type="string">
            <text:p>MASSA PAO TOR LIGHT RAP10 330G 10UN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01872001" calcext:value-type="float">
            <text:p>10000001872001</text:p>
          </table:table-cell>
          <table:table-cell table:style-name="ce101" office:value-type="string" calcext:value-type="string">
            <text:p>MASSA PAO TOR RAP10 TRAD 330G 10UN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694" calcext:value-type="float">
            <text:p>10000021694</text:p>
          </table:table-cell>
          <table:table-cell table:style-name="ce102" office:value-type="string" calcext:value-type="string">
            <text:p>PAO ARTESANO PULLMAN CHAPA 50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02150001" calcext:value-type="float">
            <text:p>10000002150001</text:p>
          </table:table-cell>
          <table:table-cell table:style-name="ce101" office:value-type="string" calcext:value-type="string">
            <text:p>PAO CASEIRO PULLMAN COCO 4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02150002" calcext:value-type="float">
            <text:p>10000002150002</text:p>
          </table:table-cell>
          <table:table-cell table:style-name="ce102" office:value-type="string" calcext:value-type="string">
            <text:p>PAO CASEIRO PULLMAN MILHO 45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688" calcext:value-type="float">
            <text:p>10000021688</text:p>
          </table:table-cell>
          <table:table-cell table:style-name="ce101" office:value-type="string" calcext:value-type="string">
            <text:p>PAO FORM ARTESANAL INTG PULLMAN 50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686" calcext:value-type="float">
            <text:p>10000021686</text:p>
          </table:table-cell>
          <table:table-cell table:style-name="ce102" office:value-type="string" calcext:value-type="string">
            <text:p>PAO FORM ARTESANAL PULLMAN 50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821" calcext:value-type="float">
            <text:p>10000021821</text:p>
          </table:table-cell>
          <table:table-cell table:style-name="ce101" office:value-type="string" calcext:value-type="string">
            <text:p>PAO FORM INTG NUTRELLA 14GRAOS 4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842" calcext:value-type="float">
            <text:p>10000021842</text:p>
          </table:table-cell>
          <table:table-cell table:style-name="ce102" office:value-type="string" calcext:value-type="string">
            <text:p>PAO FORM INTG NUTRELLA CAST QUINOA 35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819" calcext:value-type="float">
            <text:p>10000021819</text:p>
          </table:table-cell>
          <table:table-cell table:style-name="ce101" office:value-type="string" calcext:value-type="string">
            <text:p>PAO FORM INTG NUTRELLA GRAOS CAST 4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13329" calcext:value-type="float">
            <text:p>10000013329</text:p>
          </table:table-cell>
          <table:table-cell table:style-name="ce102" office:value-type="string" calcext:value-type="string">
            <text:p>PAO FORM INTG NUTRELLA S.AB LI CEN 35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895" calcext:value-type="float">
            <text:p>10000021895</text:p>
          </table:table-cell>
          <table:table-cell table:style-name="ce101" office:value-type="string" calcext:value-type="string">
            <text:p>PAO FORM INTG NUTRELLA SUPREME 5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829" calcext:value-type="float">
            <text:p>10000021829</text:p>
          </table:table-cell>
          <table:table-cell table:style-name="ce102" office:value-type="string" calcext:value-type="string">
            <text:p>PAO FORM INTG PULLMAN 100P 7GRAOS 45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823" calcext:value-type="float">
            <text:p>10000021823</text:p>
          </table:table-cell>
          <table:table-cell table:style-name="ce101" office:value-type="string" calcext:value-type="string">
            <text:p>PAO FORM INTG PULLMAN 12GRAOS VITA 4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879" calcext:value-type="float">
            <text:p>10000021879</text:p>
          </table:table-cell>
          <table:table-cell table:style-name="ce102" office:value-type="string" calcext:value-type="string">
            <text:p>PAO FORM INTG PULLMAN 48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814" calcext:value-type="float">
            <text:p>10000021814</text:p>
          </table:table-cell>
          <table:table-cell table:style-name="ce101" office:value-type="string" calcext:value-type="string">
            <text:p>PAO FORM INTG PULLMAN GRAOS CAST 4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700" calcext:value-type="float">
            <text:p>10000021700</text:p>
          </table:table-cell>
          <table:table-cell table:style-name="ce102" office:value-type="string" calcext:value-type="string">
            <text:p>PAO FORM INTG PULLMAN S CASCA 45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804" calcext:value-type="float">
            <text:p>10000021804</text:p>
          </table:table-cell>
          <table:table-cell table:style-name="ce101" office:value-type="string" calcext:value-type="string">
            <text:p>PAO FORM NUTRELLA CRANB QUIN HIBIS 3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834" calcext:value-type="float">
            <text:p>10000021834</text:p>
          </table:table-cell>
          <table:table-cell table:style-name="ce102" office:value-type="string" calcext:value-type="string">
            <text:p>PAO FORM NUTRELLA SUPR FRT GRAO CST 55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698" calcext:value-type="float">
            <text:p>10000021698</text:p>
          </table:table-cell>
          <table:table-cell table:style-name="ce101" office:value-type="string" calcext:value-type="string">
            <text:p>PAO FORM PULLMAN S CASCA 4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725" calcext:value-type="float">
            <text:p>10000021725</text:p>
          </table:table-cell>
          <table:table-cell table:style-name="ce102" office:value-type="string" calcext:value-type="string">
            <text:p>PAO FORM PULLMAN TRADIC 48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846" calcext:value-type="float">
            <text:p>10000021846</text:p>
          </table:table-cell>
          <table:table-cell table:style-name="ce101" office:value-type="string" calcext:value-type="string">
            <text:p>PAO FORM ZR AC INTG PULLMAN LIGHT 3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838" calcext:value-type="float">
            <text:p>10000021838</text:p>
          </table:table-cell>
          <table:table-cell table:style-name="ce102" office:value-type="string" calcext:value-type="string">
            <text:p>PAO FORM ZR AC PULLMAN 12GRAOS 35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762" calcext:value-type="float">
            <text:p>10000021762</text:p>
          </table:table-cell>
          <table:table-cell table:style-name="ce101" office:value-type="string" calcext:value-type="string">
            <text:p>PAO HAMB PULLMAN BRIOCHE 52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749" calcext:value-type="float">
            <text:p>10000021749</text:p>
          </table:table-cell>
          <table:table-cell table:style-name="ce102" office:value-type="string" calcext:value-type="string">
            <text:p>PAO HAMB PULLMAN GERGELIM 20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747" calcext:value-type="float">
            <text:p>10000021747</text:p>
          </table:table-cell>
          <table:table-cell table:style-name="ce101" office:value-type="string" calcext:value-type="string">
            <text:p>PAO HAMB PULLMAN GERGELIM 42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775" calcext:value-type="float">
            <text:p>10000021775</text:p>
          </table:table-cell>
          <table:table-cell table:style-name="ce102" office:value-type="string" calcext:value-type="string">
            <text:p>PAO HOT DOG PULLMAN 27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21817" calcext:value-type="float">
            <text:p>10000021817</text:p>
          </table:table-cell>
          <table:table-cell table:style-name="ce101" office:value-type="string" calcext:value-type="string">
            <text:p>PAO INT NUTRELLA AVEIA SEMENTE 35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21735" calcext:value-type="float">
            <text:p>10000021735</text:p>
          </table:table-cell>
          <table:table-cell table:style-name="ce102" office:value-type="string" calcext:value-type="string">
            <text:p>PAO TORTILH INTG RAP10 CHIA QUIN 198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6">
          <table:table-cell table:style-name="ce101" office:value-type="float" office:value="10000001867001" calcext:value-type="float">
            <text:p>10000001867001</text:p>
          </table:table-cell>
          <table:table-cell table:style-name="ce101" office:value-type="string" calcext:value-type="string">
            <text:p>SNACK CROCANTISSIMO PEITO DE PERU 40G</text:p>
          </table:table-cell>
          <table:table-cell table:style-name="ce27"/>
          <table:table-cell table:style-name="ce101" table:number-columns-repeated="8"/>
          <table:table-cell table:style-name="ce105" office:value-type="float" office:value="1003" calcext:value-type="float">
            <text:p>1003</text:p>
          </table:table-cell>
        </table:table-row>
        <table:table-row table:style-name="ro6">
          <table:table-cell table:style-name="ce102" office:value-type="float" office:value="10000001867002" calcext:value-type="float">
            <text:p>10000001867002</text:p>
          </table:table-cell>
          <table:table-cell table:style-name="ce102" office:value-type="string" calcext:value-type="string">
            <text:p>SNACK CROCANTISSIMO QUEIJO E CEBOLA 40G</text:p>
          </table:table-cell>
          <table:table-cell table:style-name="ce28"/>
          <table:table-cell table:style-name="ce102" table:number-columns-repeated="8"/>
          <table:table-cell table:style-name="ce106" office:value-type="float" office:value="1003" calcext:value-type="float">
            <text:p>1003</text:p>
          </table:table-cell>
        </table:table-row>
        <table:table-row table:style-name="ro2" table:number-rows-repeated="104852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NCO-11747" table:style-name="ta1">
        <table:table-column table:style-name="co1" table:default-cell-style-name="ce110"/>
        <table:table-column table:style-name="co20" table:default-cell-style-name="ce110"/>
        <table:table-column table:style-name="co21" table:default-cell-style-name="ce110"/>
        <table:table-column table:style-name="co4" table:visibility="collapse" table:number-columns-repeated="8" table:default-cell-style-name="ce110"/>
        <table:table-column table:style-name="co4" table:number-columns-repeated="16373" table:default-cell-style-name="ce110"/>
        <table:table-row table:style-name="ro1">
          <table:table-cell table:style-name="ce40" office:value-type="string" calcext:value-type="string">
            <text:p>Material</text:p>
          </table:table-cell>
          <table:table-cell table:style-name="ce41" office:value-type="string" calcext:value-type="string">
            <text:p>TxtBreveMaterial</text:p>
          </table:table-cell>
          <table:table-cell table:style-name="ce41" office:value-type="string" calcext:value-type="string">
            <text:p>Quantidade</text:p>
          </table:table-cell>
          <table:table-cell table:style-name="ce41" table:number-columns-repeated="8"/>
          <table:table-cell table:style-name="ce42" office:value-type="string" calcext:value-type="string">
            <text:p>centro</text:p>
          </table:table-cell>
          <table:table-cell table:number-columns-repeated="16372"/>
        </table:table-row>
        <table:table-row table:style-name="ro7">
          <table:table-cell table:style-name="ce102" office:value-type="float" office:value="10000021633" calcext:value-type="float">
            <text:p>10000021633</text:p>
          </table:table-cell>
          <table:table-cell table:style-name="ce102" office:value-type="string" calcext:value-type="string">
            <text:p>BISNAGUINHA INTG PANCO 3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645" calcext:value-type="float">
            <text:p>10000021645</text:p>
          </table:table-cell>
          <table:table-cell table:style-name="ce101" office:value-type="string" calcext:value-type="string">
            <text:p>BISNAGUINHA PANCO ORIGINAIS 3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01406001" calcext:value-type="float">
            <text:p>10000001406001</text:p>
          </table:table-cell>
          <table:table-cell table:style-name="ce102" office:value-type="string" calcext:value-type="string">
            <text:p>BOLINH RECH PANCO BEBEZIN CHOCO 210G 6UN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01406002" calcext:value-type="float">
            <text:p>10000001406002</text:p>
          </table:table-cell>
          <table:table-cell table:style-name="ce101" office:value-type="string" calcext:value-type="string">
            <text:p>BOLINH RECH PANCO BEBEZIN MRG 210G 6UN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21552" calcext:value-type="float">
            <text:p>10000021552</text:p>
          </table:table-cell>
          <table:table-cell table:style-name="ce102" office:value-type="string" calcext:value-type="string">
            <text:p>BOLINH RECH PANCO BEBEZINH CHOC SUI 7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08844001" calcext:value-type="float">
            <text:p>10000008844001</text:p>
          </table:table-cell>
          <table:table-cell table:style-name="ce101" office:value-type="string" calcext:value-type="string">
            <text:p>BOLINH RECH PANCO PANFI BAUNILHA 70G 2UN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08844003" calcext:value-type="float">
            <text:p>10000008844003</text:p>
          </table:table-cell>
          <table:table-cell table:style-name="ce102" office:value-type="string" calcext:value-type="string">
            <text:p>BOLINH RECH PANCO PANFI CHOCOBO BAUN 7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08844005" calcext:value-type="float">
            <text:p>10000008844005</text:p>
          </table:table-cell>
          <table:table-cell table:style-name="ce101" office:value-type="string" calcext:value-type="string">
            <text:p>BOLINH RECH PANCO PANFI CHOCOLATE 70G UM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08844002" calcext:value-type="float">
            <text:p>10000008844002</text:p>
          </table:table-cell>
          <table:table-cell table:style-name="ce102" office:value-type="string" calcext:value-type="string">
            <text:p>BOLINH RECH PANCO PANFI DOC LEIT 70G 2UN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08844004" calcext:value-type="float">
            <text:p>10000008844004</text:p>
          </table:table-cell>
          <table:table-cell table:style-name="ce101" office:value-type="string" calcext:value-type="string">
            <text:p>BOLINH RECH PANCO PANFI MORANGO 7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21490" calcext:value-type="float">
            <text:p>10000021490</text:p>
          </table:table-cell>
          <table:table-cell table:style-name="ce102" office:value-type="string" calcext:value-type="string">
            <text:p>BOLO INTG PANCO BANAN AVEIA MEL 2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488" calcext:value-type="float">
            <text:p>10000021488</text:p>
          </table:table-cell>
          <table:table-cell table:style-name="ce101" office:value-type="string" calcext:value-type="string">
            <text:p>BOLO INTG PANCO CASTANHA CANELA 25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21478" calcext:value-type="float">
            <text:p>10000021478</text:p>
          </table:table-cell>
          <table:table-cell table:style-name="ce102" office:value-type="string" calcext:value-type="string">
            <text:p>BOLO INTG PANCO MACA CANELA CHIA 2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01919001" calcext:value-type="float">
            <text:p>10000001919001</text:p>
          </table:table-cell>
          <table:table-cell table:style-name="ce101" office:value-type="string" calcext:value-type="string">
            <text:p>BOLO MESCLADO PANCO CHCBOY COC CHO 3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01888004" calcext:value-type="float">
            <text:p>10000001888004</text:p>
          </table:table-cell>
          <table:table-cell table:style-name="ce102" office:value-type="string" calcext:value-type="string">
            <text:p>BOLO PANCO ABACAXI 3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01888002" calcext:value-type="float">
            <text:p>10000001888002</text:p>
          </table:table-cell>
          <table:table-cell table:style-name="ce101" office:value-type="string" calcext:value-type="string">
            <text:p>BOLO PANCO CHOCOLATE 3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01888003" calcext:value-type="float">
            <text:p>10000001888003</text:p>
          </table:table-cell>
          <table:table-cell table:style-name="ce102" office:value-type="string" calcext:value-type="string">
            <text:p>BOLO PANCO COCO 3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01919002" calcext:value-type="float">
            <text:p>10000001919002</text:p>
          </table:table-cell>
          <table:table-cell table:style-name="ce101" office:value-type="string" calcext:value-type="string">
            <text:p>BOLO PANCO COCO GOTS CHOCOLATE 3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01919003" calcext:value-type="float">
            <text:p>10000001919003</text:p>
          </table:table-cell>
          <table:table-cell table:style-name="ce102" office:value-type="string" calcext:value-type="string">
            <text:p>BOLO PANCO FORMIGUEIRO 3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01888005" calcext:value-type="float">
            <text:p>10000001888005</text:p>
          </table:table-cell>
          <table:table-cell table:style-name="ce101" office:value-type="string" calcext:value-type="string">
            <text:p>BOLO PANCO LARANJA 3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01888001" calcext:value-type="float">
            <text:p>10000001888001</text:p>
          </table:table-cell>
          <table:table-cell table:style-name="ce102" office:value-type="string" calcext:value-type="string">
            <text:p>BOLO PANCO MILHO 3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893" calcext:value-type="float">
            <text:p>10000021893</text:p>
          </table:table-cell>
          <table:table-cell table:style-name="ce101" office:value-type="string" calcext:value-type="string">
            <text:p>PAO BRIOCHE INTG PANCO TRANCAD 25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21661" calcext:value-type="float">
            <text:p>10000021661</text:p>
          </table:table-cell>
          <table:table-cell table:style-name="ce102" office:value-type="string" calcext:value-type="string">
            <text:p>PAO BRIOCHE PANCO CHOCOLATE TRANCAD 2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659" calcext:value-type="float">
            <text:p>10000021659</text:p>
          </table:table-cell>
          <table:table-cell table:style-name="ce101" office:value-type="string" calcext:value-type="string">
            <text:p>PAO BRIOCHE PANCO TRANCADO 25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21665" calcext:value-type="float">
            <text:p>10000021665</text:p>
          </table:table-cell>
          <table:table-cell table:style-name="ce102" office:value-type="string" calcext:value-type="string">
            <text:p>PAO CASEIRO PANCO COCO 3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674" calcext:value-type="float">
            <text:p>10000021674</text:p>
          </table:table-cell>
          <table:table-cell table:style-name="ce101" office:value-type="string" calcext:value-type="string">
            <text:p>PAO CASEIRO PANCO MILHO 5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21811" calcext:value-type="float">
            <text:p>10000021811</text:p>
          </table:table-cell>
          <table:table-cell table:style-name="ce102" office:value-type="string" calcext:value-type="string">
            <text:p>PAO FORM INTG PANCO 100P 15GRAOS 38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865" calcext:value-type="float">
            <text:p>10000021865</text:p>
          </table:table-cell>
          <table:table-cell table:style-name="ce101" office:value-type="string" calcext:value-type="string">
            <text:p>PAO FORM INTG PANCO 5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21832" calcext:value-type="float">
            <text:p>10000021832</text:p>
          </table:table-cell>
          <table:table-cell table:style-name="ce102" office:value-type="string" calcext:value-type="string">
            <text:p>PAO FORM INTG PANCO CAST LINH 38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873" calcext:value-type="float">
            <text:p>10000021873</text:p>
          </table:table-cell>
          <table:table-cell table:style-name="ce101" office:value-type="string" calcext:value-type="string">
            <text:p>PAO FORM INTG PANCO OMEGA3 38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01834002" calcext:value-type="float">
            <text:p>10000001834002</text:p>
          </table:table-cell>
          <table:table-cell table:style-name="ce102" office:value-type="string" calcext:value-type="string">
            <text:p>PAO FORM INTG ZR AC PANCO 38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704" calcext:value-type="float">
            <text:p>10000021704</text:p>
          </table:table-cell>
          <table:table-cell table:style-name="ce101" office:value-type="string" calcext:value-type="string">
            <text:p>PAO FORM PANCO 5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21721" calcext:value-type="float">
            <text:p>10000021721</text:p>
          </table:table-cell>
          <table:table-cell table:style-name="ce102" office:value-type="string" calcext:value-type="string">
            <text:p>PAO FORM PANCO JUNIOR PREMIUM 3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711" calcext:value-type="float">
            <text:p>10000021711</text:p>
          </table:table-cell>
          <table:table-cell table:style-name="ce101" office:value-type="string" calcext:value-type="string">
            <text:p>PAO FORM PANCO LEITE 5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21723" calcext:value-type="float">
            <text:p>10000021723</text:p>
          </table:table-cell>
          <table:table-cell table:style-name="ce102" office:value-type="string" calcext:value-type="string">
            <text:p>PAO FORM ZR AC PANCO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759" calcext:value-type="float">
            <text:p>10000021759</text:p>
          </table:table-cell>
          <table:table-cell table:style-name="ce101" office:value-type="string" calcext:value-type="string">
            <text:p>PAO HAMB PANCO 3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7">
          <table:table-cell table:style-name="ce102" office:value-type="float" office:value="10000021655" calcext:value-type="float">
            <text:p>10000021655</text:p>
          </table:table-cell>
          <table:table-cell table:style-name="ce102" office:value-type="string" calcext:value-type="string">
            <text:p>PAO OVOS PANCO EGGS SPONGE 2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7">
          <table:table-cell table:style-name="ce101" office:value-type="float" office:value="10000021682" calcext:value-type="float">
            <text:p>10000021682</text:p>
          </table:table-cell>
          <table:table-cell table:style-name="ce101" office:value-type="string" calcext:value-type="string">
            <text:p>PAO SOVADO PANCO 500G</text:p>
          </table:table-cell>
          <table:table-cell table:style-name="ce101" table:number-columns-repeated="9"/>
          <table:table-cell table:style-name="ce105" office:value-type="float" office:value="1003" calcext:value-type="float">
            <text:p>1003</text:p>
          </table:table-cell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Yakult - 12756" table:style-name="ta1">
        <table:table-column table:style-name="co1" table:default-cell-style-name="ce107"/>
        <table:table-column table:style-name="co22" table:default-cell-style-name="ce101"/>
        <table:table-column table:style-name="co23" table:default-cell-style-name="ce101"/>
        <table:table-column table:style-name="co4" table:visibility="collapse" table:number-columns-repeated="8" table:default-cell-style-name="ce101"/>
        <table:table-column table:style-name="co24" table:default-cell-style-name="ce105"/>
        <table:table-column table:style-name="co4" table:number-columns-repeated="16372" table:default-cell-style-name="ce99"/>
        <table:table-row table:style-name="ro6">
          <table:table-cell table:style-name="ce100" office:value-type="string" calcext:value-type="string">
            <text:p>Material</text:p>
          </table:table-cell>
          <table:table-cell table:style-name="ce103" office:value-type="string" calcext:value-type="string">
            <text:p>TxtBreveMaterial</text:p>
          </table:table-cell>
          <table:table-cell table:style-name="ce103" office:value-type="string" calcext:value-type="string">
            <text:p>Quantidade</text:p>
          </table:table-cell>
          <table:table-cell table:style-name="ce103" table:number-columns-repeated="8"/>
          <table:table-cell table:style-name="ce104" office:value-type="string" calcext:value-type="string">
            <text:p>centro</text:p>
          </table:table-cell>
          <table:table-cell table:number-columns-repeated="16372"/>
        </table:table-row>
        <table:table-row table:style-name="ro6">
          <table:table-cell office:value-type="float" office:value="10000012288" calcext:value-type="float">
            <text:p>10000012288</text:p>
          </table:table-cell>
          <table:table-cell office:value-type="string" calcext:value-type="string">
            <text:p>BEB BASE SOJA LARAN YAKULT <text:s/>TONYU 20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6">
          <table:table-cell table:style-name="ce108" office:value-type="float" office:value="10000003779" calcext:value-type="float">
            <text:p>10000003779</text:p>
          </table:table-cell>
          <table:table-cell table:style-name="ce102" office:value-type="string" calcext:value-type="string">
            <text:p>BEB BASE SOJA UVA YAKULT TONYU 2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6">
          <table:table-cell office:value-type="float" office:value="10000001454003" calcext:value-type="float">
            <text:p>10000001454003</text:p>
          </table:table-cell>
          <table:table-cell office:value-type="string" calcext:value-type="string">
            <text:p>BEBIDA LACTEA YODEL ABACAXI 21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6">
          <table:table-cell table:style-name="ce108" office:value-type="float" office:value="10000001454001" calcext:value-type="float">
            <text:p>10000001454001</text:p>
          </table:table-cell>
          <table:table-cell table:style-name="ce102" office:value-type="string" calcext:value-type="string">
            <text:p>BEBIDA LACTEA YODEL MORG 21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6">
          <table:table-cell office:value-type="float" office:value="10000001454002" calcext:value-type="float">
            <text:p>10000001454002</text:p>
          </table:table-cell>
          <table:table-cell office:value-type="string" calcext:value-type="string">
            <text:p>BEBIDA LACTEA YODEL UVA VDE 21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6">
          <table:table-cell table:style-name="ce108" office:value-type="float" office:value="10000019058" calcext:value-type="float">
            <text:p>10000019058</text:p>
          </table:table-cell>
          <table:table-cell table:style-name="ce102" office:value-type="string" calcext:value-type="string">
            <text:p>LEITE FERM DESN YAKULT 40 C6 48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style-name="ce120" table:number-columns-repeated="1012"/>
          <table:table-cell table:number-columns-repeated="15360"/>
        </table:table-row>
        <table:table-row table:style-name="ro6">
          <table:table-cell office:value-type="float" office:value="10000019067" calcext:value-type="float">
            <text:p>10000019067</text:p>
          </table:table-cell>
          <table:table-cell office:value-type="string" calcext:value-type="string">
            <text:p>LEITE FERM YAKULT 40 LIGHT C6 48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style-name="ce120" table:number-columns-repeated="1012"/>
          <table:table-cell table:number-columns-repeated="15360"/>
        </table:table-row>
        <table:table-row table:style-name="ro6">
          <table:table-cell table:style-name="ce108" office:value-type="float" office:value="10000019071" calcext:value-type="float">
            <text:p>10000019071</text:p>
          </table:table-cell>
          <table:table-cell table:style-name="ce102" office:value-type="string" calcext:value-type="string">
            <text:p>LEITE FERM YAKULT C6 48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style-name="ce120" table:number-columns-repeated="1012"/>
          <table:table-cell table:number-columns-repeated="15360"/>
        </table:table-row>
        <table:table-row table:style-name="ro6">
          <table:table-cell office:value-type="float" office:value="10000001445003" calcext:value-type="float">
            <text:p>10000001445003</text:p>
          </table:table-cell>
          <table:table-cell office:value-type="string" calcext:value-type="string">
            <text:p>SUCO TONYU MACA 20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6">
          <table:table-cell table:style-name="ce108" office:value-type="float" office:value="10000001445001" calcext:value-type="float">
            <text:p>10000001445001</text:p>
          </table:table-cell>
          <table:table-cell table:style-name="ce102" office:value-type="string" calcext:value-type="string">
            <text:p>SUCO TONYU MORANGO 2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6">
          <table:table-cell office:value-type="float" office:value="10000003972" calcext:value-type="float">
            <text:p>10000003972</text:p>
          </table:table-cell>
          <table:table-cell office:value-type="string" calcext:value-type="string">
            <text:p>SUCO YAKULT MACA 20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6">
          <table:table-cell table:style-name="ce108" office:value-type="float" office:value="10000007958002" calcext:value-type="float">
            <text:p>10000007958002</text:p>
          </table:table-cell>
          <table:table-cell table:style-name="ce102" office:value-type="string" calcext:value-type="string">
            <text:p>SUPLE VITAMINA YAKULT HILINE 1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6">
          <table:table-cell office:value-type="float" office:value="10000007958001" calcext:value-type="float">
            <text:p>10000007958001</text:p>
          </table:table-cell>
          <table:table-cell office:value-type="string" calcext:value-type="string">
            <text:p>SUPLE VITAMINA YAKULT TAFFMAN 11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</table:table>
      <table:table table:name="WICKBOLD-30968" table:style-name="ta1">
        <table:table-column table:style-name="co1" table:default-cell-style-name="ce101"/>
        <table:table-column table:style-name="co25" table:default-cell-style-name="ce101"/>
        <table:table-column table:style-name="co8" table:default-cell-style-name="ce101"/>
        <table:table-column table:style-name="co4" table:visibility="collapse" table:number-columns-repeated="8" table:default-cell-style-name="ce101"/>
        <table:table-column table:style-name="co9" table:default-cell-style-name="ce105"/>
        <table:table-column table:style-name="co4" table:number-columns-repeated="16372" table:default-cell-style-name="ce99"/>
        <table:table-row table:style-name="ro8">
          <table:table-cell table:style-name="ce100" office:value-type="string" calcext:value-type="string">
            <text:p>Material</text:p>
          </table:table-cell>
          <table:table-cell table:style-name="ce103" office:value-type="string" calcext:value-type="string">
            <text:p>TxtBreveMaterial</text:p>
          </table:table-cell>
          <table:table-cell table:style-name="ce103" office:value-type="string" calcext:value-type="string">
            <text:p>Quantidade</text:p>
          </table:table-cell>
          <table:table-cell table:style-name="ce103" table:number-columns-repeated="8"/>
          <table:table-cell table:style-name="ce104" office:value-type="string" calcext:value-type="string">
            <text:p>centro</text:p>
          </table:table-cell>
          <table:table-cell table:number-columns-repeated="16372"/>
        </table:table-row>
        <table:table-row table:style-name="ro8">
          <table:table-cell office:value-type="float" office:value="10000044215" calcext:value-type="float">
            <text:p>10000044215</text:p>
          </table:table-cell>
          <table:table-cell office:value-type="string" calcext:value-type="string">
            <text:p>BISC COOKIE INT WICKBOLD CACAU AVELA 6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631" calcext:value-type="float">
            <text:p>10000021631</text:p>
          </table:table-cell>
          <table:table-cell table:style-name="ce102" office:value-type="string" calcext:value-type="string">
            <text:p>BISNAGUINHA INTG WICKBOLD TURM MONI 3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653" calcext:value-type="float">
            <text:p>10000021653</text:p>
          </table:table-cell>
          <table:table-cell office:value-type="string" calcext:value-type="string">
            <text:p>BISNAGUINHA SEVEN BOYS TRAD 3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641" calcext:value-type="float">
            <text:p>10000021641</text:p>
          </table:table-cell>
          <table:table-cell table:style-name="ce102" office:value-type="string" calcext:value-type="string">
            <text:p>BISNAGUINHA WICKBOLD TURM MONI TRAD 3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07002002" calcext:value-type="float">
            <text:p>10000007002002</text:p>
          </table:table-cell>
          <table:table-cell office:value-type="string" calcext:value-type="string">
            <text:p>BOLINH SEVEN BOYS CHOCOLATE 35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07002001" calcext:value-type="float">
            <text:p>10000007002001</text:p>
          </table:table-cell>
          <table:table-cell table:style-name="ce102" office:value-type="string" calcext:value-type="string">
            <text:p>BOLINH SEVEN BOYS LARANJA 35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48201" calcext:value-type="float">
            <text:p>10000048201</text:p>
          </table:table-cell>
          <table:table-cell office:value-type="string" calcext:value-type="string">
            <text:p>BOLINHO S GL WICKBOLD CHOC C GTS 4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06747003" calcext:value-type="float">
            <text:p>10000006747003</text:p>
          </table:table-cell>
          <table:table-cell table:style-name="ce102" office:value-type="string" calcext:value-type="string">
            <text:p>BOLO MARMORE SEVEN BOYS COCO CHOCO 2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486" calcext:value-type="float">
            <text:p>10000021486</text:p>
          </table:table-cell>
          <table:table-cell office:value-type="string" calcext:value-type="string">
            <text:p>BOLO SEVEN BOYS CHOCOLATE 25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06747001" calcext:value-type="float">
            <text:p>10000006747001</text:p>
          </table:table-cell>
          <table:table-cell table:style-name="ce102" office:value-type="string" calcext:value-type="string">
            <text:p>BOLO SEVEN BOYS COCO 2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06747002" calcext:value-type="float">
            <text:p>10000006747002</text:p>
          </table:table-cell>
          <table:table-cell office:value-type="string" calcext:value-type="string">
            <text:p>BOLO SEVEN BOYS FORMIGUEIRO 25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06747004" calcext:value-type="float">
            <text:p>10000006747004</text:p>
          </table:table-cell>
          <table:table-cell table:style-name="ce102" office:value-type="string" calcext:value-type="string">
            <text:p>BOLO SEVEN BOYS LARANJA 2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509" calcext:value-type="float">
            <text:p>10000021509</text:p>
          </table:table-cell>
          <table:table-cell office:value-type="string" calcext:value-type="string">
            <text:p>BROWNIE MINI WICKBOLD CHO MEI AM 150G5UN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739" calcext:value-type="float">
            <text:p>10000021739</text:p>
          </table:table-cell>
          <table:table-cell table:style-name="ce102" office:value-type="string" calcext:value-type="string">
            <text:p>MASSA PAO TOR INTG WICKBOLD 123 270G 9UN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733" calcext:value-type="float">
            <text:p>10000021733</text:p>
          </table:table-cell>
          <table:table-cell office:value-type="string" calcext:value-type="string">
            <text:p>MASSA PAO TOR PROT WICKBOLD 123 270G 9UN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737" calcext:value-type="float">
            <text:p>10000021737</text:p>
          </table:table-cell>
          <table:table-cell table:style-name="ce102" office:value-type="string" calcext:value-type="string">
            <text:p>MASSA PAO TOR WICKBOLD 123PT 270G 9UN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623" calcext:value-type="float">
            <text:p>10000021623</text:p>
          </table:table-cell>
          <table:table-cell office:value-type="string" calcext:value-type="string">
            <text:p>MINI BROWNIE C AVELA WICKBOLD 3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625" calcext:value-type="float">
            <text:p>10000021625</text:p>
          </table:table-cell>
          <table:table-cell table:style-name="ce102" office:value-type="string" calcext:value-type="string">
            <text:p>MINI BROWNIE CHOC AO LEITE WICKBOLD 3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627" calcext:value-type="float">
            <text:p>10000021627</text:p>
          </table:table-cell>
          <table:table-cell office:value-type="string" calcext:value-type="string">
            <text:p>MINI BROWNIE CHOC MEIO AMAR WICKBOLD 3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572" calcext:value-type="float">
            <text:p>10000021572</text:p>
          </table:table-cell>
          <table:table-cell table:style-name="ce102" office:value-type="string" calcext:value-type="string">
            <text:p>MINIBOLO SEVEN BOYS CHOC 35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563" calcext:value-type="float">
            <text:p>10000021563</text:p>
          </table:table-cell>
          <table:table-cell office:value-type="string" calcext:value-type="string">
            <text:p>MINIBOLO WICKBOLD FORNO AVELA CHOC 25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13323" calcext:value-type="float">
            <text:p>10000013323</text:p>
          </table:table-cell>
          <table:table-cell table:style-name="ce102" office:value-type="string" calcext:value-type="string">
            <text:p>MINIBOLO WICKBOLD FORNO BAUN CHOC 27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574" calcext:value-type="float">
            <text:p>10000021574</text:p>
          </table:table-cell>
          <table:table-cell office:value-type="string" calcext:value-type="string">
            <text:p>MINIBOLO WICKBOLD FORNO GOTAS CHOC 3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48203" calcext:value-type="float">
            <text:p>10000048203</text:p>
          </table:table-cell>
          <table:table-cell table:style-name="ce102" office:value-type="string" calcext:value-type="string">
            <text:p>MUFFIN S GL WICKBOLD AMENDOAS 4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11898" calcext:value-type="float">
            <text:p>10000011898</text:p>
          </table:table-cell>
          <table:table-cell office:value-type="string" calcext:value-type="string">
            <text:p>MUFFIN S GL WICKBOLD CACAU CAST 4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517" calcext:value-type="float">
            <text:p>10000021517</text:p>
          </table:table-cell>
          <table:table-cell table:style-name="ce102" office:value-type="string" calcext:value-type="string">
            <text:p>PACK MINI BROWNIE AVELA WICKBOLD C5 1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515" calcext:value-type="float">
            <text:p>10000021515</text:p>
          </table:table-cell>
          <table:table-cell office:value-type="string" calcext:value-type="string">
            <text:p>PACK MINI BROWNIE CHOC WICKBOLD C5 15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899" calcext:value-type="float">
            <text:p>10000021899</text:p>
          </table:table-cell>
          <table:table-cell table:style-name="ce102" office:value-type="string" calcext:value-type="string">
            <text:p>PAO AUSTR INTG WICKBOLD FORNO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676" calcext:value-type="float">
            <text:p>10000021676</text:p>
          </table:table-cell>
          <table:table-cell office:value-type="string" calcext:value-type="string">
            <text:p>PAO CASEIRO SEVEN BOYS MILHO CS VOV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43582" calcext:value-type="float">
            <text:p>10000043582</text:p>
          </table:table-cell>
          <table:table-cell table:style-name="ce102" office:value-type="string" calcext:value-type="string">
            <text:p>PAO FORM INT WICKBOLD BAB BARU CAST 4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869" calcext:value-type="float">
            <text:p>10000021869</text:p>
          </table:table-cell>
          <table:table-cell office:value-type="string" calcext:value-type="string">
            <text:p>PAO FORM INTG WICKBOLD 100P SEM CSC 45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02251002" calcext:value-type="float">
            <text:p>10000002251002</text:p>
          </table:table-cell>
          <table:table-cell table:style-name="ce102" office:value-type="string" calcext:value-type="string">
            <text:p>PAO FORM INTG WICKBOLD 18 GRAOS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889" calcext:value-type="float">
            <text:p>10000021889</text:p>
          </table:table-cell>
          <table:table-cell office:value-type="string" calcext:value-type="string">
            <text:p>PAO FORM INTG WICKBOLD 45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836" calcext:value-type="float">
            <text:p>10000021836</text:p>
          </table:table-cell>
          <table:table-cell table:style-name="ce102" office:value-type="string" calcext:value-type="string">
            <text:p>PAO FORM INTG WICKBOLD CAST QUINOA 4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02251001" calcext:value-type="float">
            <text:p>10000002251001</text:p>
          </table:table-cell>
          <table:table-cell office:value-type="string" calcext:value-type="string">
            <text:p>PAO FORM INTG WICKBOLD CAST QUINOA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861" calcext:value-type="float">
            <text:p>10000021861</text:p>
          </table:table-cell>
          <table:table-cell table:style-name="ce102" office:value-type="string" calcext:value-type="string">
            <text:p>PAO FORM INTG WICKBOLD EST LV 43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877" calcext:value-type="float">
            <text:p>10000021877</text:p>
          </table:table-cell>
          <table:table-cell office:value-type="string" calcext:value-type="string">
            <text:p>PAO FORM INTG WICKBOLD FORNO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800" calcext:value-type="float">
            <text:p>10000021800</text:p>
          </table:table-cell>
          <table:table-cell table:style-name="ce102" office:value-type="string" calcext:value-type="string">
            <text:p>PAO FORM INTG WICKBOLD FORNO GRAOS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802" calcext:value-type="float">
            <text:p>10000021802</text:p>
          </table:table-cell>
          <table:table-cell office:value-type="string" calcext:value-type="string">
            <text:p>PAO FORM INTG WICKBOLD FREEKEH NOZ 4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792" calcext:value-type="float">
            <text:p>10000021792</text:p>
          </table:table-cell>
          <table:table-cell table:style-name="ce102" office:value-type="string" calcext:value-type="string">
            <text:p>PAO FORM INTG WICKBOLD GIRAS CAST 3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786" calcext:value-type="float">
            <text:p>10000021786</text:p>
          </table:table-cell>
          <table:table-cell office:value-type="string" calcext:value-type="string">
            <text:p>PAO FORM INTG WICKBOLD GRAO CHI MCD 4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867" calcext:value-type="float">
            <text:p>10000021867</text:p>
          </table:table-cell>
          <table:table-cell table:style-name="ce102" office:value-type="string" calcext:value-type="string">
            <text:p>PAO FORM INTG WICKBOLD MAC CAN PSS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798" calcext:value-type="float">
            <text:p>10000021798</text:p>
          </table:table-cell>
          <table:table-cell office:value-type="string" calcext:value-type="string">
            <text:p>PAO FORM INTG WICKBOLD TEF AVELA 4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881" calcext:value-type="float">
            <text:p>10000021881</text:p>
          </table:table-cell>
          <table:table-cell table:style-name="ce102" office:value-type="string" calcext:value-type="string">
            <text:p>PAO FORM INTG WICKBOLD WHEY PROTN 4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891" calcext:value-type="float">
            <text:p>10000021891</text:p>
          </table:table-cell>
          <table:table-cell office:value-type="string" calcext:value-type="string">
            <text:p>PAO FORM SEMI INTG SEVEN BOYS LEVE 45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709" calcext:value-type="float">
            <text:p>10000021709</text:p>
          </table:table-cell>
          <table:table-cell table:style-name="ce102" office:value-type="string" calcext:value-type="string">
            <text:p>PAO FORM SEVEN BOYS 45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707" calcext:value-type="float">
            <text:p>10000021707</text:p>
          </table:table-cell>
          <table:table-cell office:value-type="string" calcext:value-type="string">
            <text:p>PAO FORM WICKBOLD 45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856" calcext:value-type="float">
            <text:p>10000021856</text:p>
          </table:table-cell>
          <table:table-cell table:style-name="ce102" office:value-type="string" calcext:value-type="string">
            <text:p>PAO FORM WICKBOLD EST LV IOG CEN 37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859" calcext:value-type="float">
            <text:p>10000021859</text:p>
          </table:table-cell>
          <table:table-cell office:value-type="string" calcext:value-type="string">
            <text:p>PAO FORM WICKBOLD ESTAR LEVE 3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717" calcext:value-type="float">
            <text:p>10000021717</text:p>
          </table:table-cell>
          <table:table-cell table:style-name="ce102" office:value-type="string" calcext:value-type="string">
            <text:p>PAO FORM WICKBOLD FORNO 5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702" calcext:value-type="float">
            <text:p>10000021702</text:p>
          </table:table-cell>
          <table:table-cell office:value-type="string" calcext:value-type="string">
            <text:p>PAO FORM WICKBOLD SEM CASCA TRAD 45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743" calcext:value-type="float">
            <text:p>10000021743</text:p>
          </table:table-cell>
          <table:table-cell table:style-name="ce102" office:value-type="string" calcext:value-type="string">
            <text:p>PAO HAMB WICKBOLD AUSTRALIANO FORNO 32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767" calcext:value-type="float">
            <text:p>10000021767</text:p>
          </table:table-cell>
          <table:table-cell office:value-type="string" calcext:value-type="string">
            <text:p>PAO HAMB WICKBOLD BRIOCHE PREMIUM 32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754" calcext:value-type="float">
            <text:p>10000021754</text:p>
          </table:table-cell>
          <table:table-cell table:style-name="ce102" office:value-type="string" calcext:value-type="string">
            <text:p>PAO HAMB WICKBOLD GERGELIM 2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751" calcext:value-type="float">
            <text:p>10000021751</text:p>
          </table:table-cell>
          <table:table-cell office:value-type="string" calcext:value-type="string">
            <text:p>PAO HAMB WICKBOLD ORIGINAL 2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773" calcext:value-type="float">
            <text:p>10000021773</text:p>
          </table:table-cell>
          <table:table-cell table:style-name="ce102" office:value-type="string" calcext:value-type="string">
            <text:p>PAO HOT DOG WICKBOLD ORIGINAL 2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671" calcext:value-type="float">
            <text:p>10000021671</text:p>
          </table:table-cell>
          <table:table-cell office:value-type="string" calcext:value-type="string">
            <text:p>PAO LEITE SEVEN BOYS 45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21784" calcext:value-type="float">
            <text:p>10000021784</text:p>
          </table:table-cell>
          <table:table-cell table:style-name="ce102" office:value-type="string" calcext:value-type="string">
            <text:p>PAO SIRIO PITA BREAD TRAD PEQ 40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21684" calcext:value-type="float">
            <text:p>10000021684</text:p>
          </table:table-cell>
          <table:table-cell office:value-type="string" calcext:value-type="string">
            <text:p>PAO SOVADO SEVEN BOYS CAS VO 5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02" office:value-type="float" office:value="10000002094002" calcext:value-type="float">
            <text:p>10000002094002</text:p>
          </table:table-cell>
          <table:table-cell table:style-name="ce102" office:value-type="string" calcext:value-type="string">
            <text:p>TORRADA 100 INT WICKBOLD 140G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office:value-type="float" office:value="10000044801" calcext:value-type="float">
            <text:p>10000044801</text:p>
          </table:table-cell>
          <table:table-cell office:value-type="string" calcext:value-type="string">
            <text:p>TORRADA WICKBOLD CAST PARA QUINOA 14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6372"/>
        </table:table-row>
        <table:table-row table:style-name="ro8">
          <table:table-cell table:style-name="ce118" office:value-type="float" office:value="10000002094003" calcext:value-type="float">
            <text:p>10000002094003</text:p>
          </table:table-cell>
          <table:table-cell table:style-name="ce118" office:value-type="string" calcext:value-type="string">
            <text:p>TORRADA WICKBOLD TRADICIONAL 140G</text:p>
          </table:table-cell>
          <table:table-cell table:style-name="ce118" table:number-columns-repeated="9"/>
          <table:table-cell table:style-name="ce119" office:value-type="float" office:value="1003" calcext:value-type="float">
            <text:p>1003</text:p>
          </table:table-cell>
          <table:table-cell table:number-columns-repeated="16372"/>
        </table:table-row>
      </table:table>
      <table:table table:name="OROSTRATO-13975" table:style-name="ta1">
        <table:table-column table:style-name="co1" table:default-cell-style-name="ce82"/>
        <table:table-column table:style-name="co26" table:default-cell-style-name="ce82"/>
        <table:table-column table:style-name="co8" table:default-cell-style-name="ce82"/>
        <table:table-column table:style-name="co4" table:visibility="collapse" table:number-columns-repeated="8" table:default-cell-style-name="ce82"/>
        <table:table-column table:style-name="co9" table:default-cell-style-name="ce93"/>
        <table:table-row table:style-name="ro1">
          <table:table-cell table:style-name="ce14" office:value-type="string" calcext:value-type="string">
            <text:p>Material</text:p>
          </table:table-cell>
          <table:table-cell table:style-name="ce6" office:value-type="string" calcext:value-type="string">
            <text:p>TxtBreveMaterial</text:p>
          </table:table-cell>
          <table:table-cell table:style-name="ce6" office:value-type="string" calcext:value-type="string">
            <text:p>Quantidade</text:p>
          </table:table-cell>
          <table:table-cell table:style-name="ce6" table:number-columns-repeated="8"/>
          <table:table-cell table:style-name="ce11" office:value-type="string" calcext:value-type="string">
            <text:p>centro</text:p>
          </table:table-cell>
        </table:table-row>
        <table:table-row table:style-name="ro1">
          <table:table-cell office:value-type="float" office:value="10000001601002" calcext:value-type="float">
            <text:p>10000001601002</text:p>
          </table:table-cell>
          <table:table-cell office:value-type="string" calcext:value-type="string">
            <text:p>LEITE TIPO A DESN FAZENDA B VISTA 1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91" office:value-type="float" office:value="10000001601001" calcext:value-type="float">
            <text:p>10000001601001</text:p>
          </table:table-cell>
          <table:table-cell table:style-name="ce91" office:value-type="string" calcext:value-type="string">
            <text:p>LEITE TIPO A INT FAZENDA BVISTA 1L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01601003" calcext:value-type="float">
            <text:p>10000001601003</text:p>
          </table:table-cell>
          <table:table-cell office:value-type="string" calcext:value-type="string">
            <text:p>LEITE TIPO A SEMIDESN FAZENDA BVISTA 1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</table:table>
      <table:table table:name="IATAGAM-20642" table:style-name="ta1">
        <table:table-column table:style-name="co27" table:default-cell-style-name="ce82"/>
        <table:table-column table:style-name="co28" table:default-cell-style-name="ce82"/>
        <table:table-column table:style-name="co8" table:default-cell-style-name="ce82"/>
        <table:table-column table:style-name="co4" table:visibility="collapse" table:number-columns-repeated="8" table:default-cell-style-name="ce82"/>
        <table:table-column table:style-name="co9" table:default-cell-style-name="ce93"/>
        <table:table-column table:style-name="co4" table:number-columns-repeated="1011" table:default-cell-style-name="ce121"/>
        <table:table-row table:style-name="ro2">
          <table:table-cell table:style-name="ce14" office:value-type="string" calcext:value-type="string">
            <text:p>Material</text:p>
          </table:table-cell>
          <table:table-cell table:style-name="ce6" office:value-type="string" calcext:value-type="string">
            <text:p>TxtBreveMaterial</text:p>
          </table:table-cell>
          <table:table-cell table:style-name="ce6" office:value-type="string" calcext:value-type="string">
            <text:p>Quantidade</text:p>
          </table:table-cell>
          <table:table-cell table:style-name="ce6" table:number-columns-repeated="8"/>
          <table:table-cell table:style-name="ce11" office:value-type="string" calcext:value-type="string">
            <text:p>centro</text:p>
          </table:table-cell>
          <table:table-cell table:style-name="Default" table:number-columns-repeated="1011"/>
        </table:table-row>
        <table:table-row table:style-name="ro2">
          <table:table-cell office:value-type="float" office:value="10000022045" calcext:value-type="float">
            <text:p>10000022045</text:p>
          </table:table-cell>
          <table:table-cell office:value-type="string" calcext:value-type="string">
            <text:p>PAO ALHO CONG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style-name="Default" table:number-columns-repeated="1011"/>
        </table:table-row>
        <table:table-row table:style-name="ro2">
          <table:table-cell table:style-name="ce91" office:value-type="float" office:value="10000022058" calcext:value-type="float">
            <text:p>10000022058</text:p>
          </table:table-cell>
          <table:table-cell table:style-name="ce91" office:value-type="string" calcext:value-type="string">
            <text:p>PAO CEBOLINHA CON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  <table:table-cell table:number-columns-repeated="1011"/>
        </table:table-row>
        <table:table-row table:style-name="ro2">
          <table:table-cell office:value-type="float" office:value="10000022090" calcext:value-type="float">
            <text:p>10000022090</text:p>
          </table:table-cell>
          <table:table-cell office:value-type="string" calcext:value-type="string">
            <text:p>PAO CONG MULTICEREAIS PRE ASSADO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011"/>
        </table:table-row>
        <table:table-row table:style-name="ro2">
          <table:table-cell table:style-name="ce91" office:value-type="float" office:value="10000022107" calcext:value-type="float">
            <text:p>10000022107</text:p>
          </table:table-cell>
          <table:table-cell table:style-name="ce91" office:value-type="string" calcext:value-type="string">
            <text:p>PAO HAMB CONG COOP SEMI ITALIANO PRE ASS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  <table:table-cell table:number-columns-repeated="1011"/>
        </table:table-row>
        <table:table-row table:style-name="ro2">
          <table:table-cell office:value-type="float" office:value="10000022104" calcext:value-type="float">
            <text:p>10000022104</text:p>
          </table:table-cell>
          <table:table-cell office:value-type="string" calcext:value-type="string">
            <text:p>PAO SEMI ITALIANO CONG PRE ASSADO</text:p>
          </table:table-cell>
          <table:table-cell table:number-columns-repeated="9"/>
          <table:table-cell office:value-type="float" office:value="1003" calcext:value-type="float">
            <text:p>1003</text:p>
          </table:table-cell>
          <table:table-cell table:number-columns-repeated="1011"/>
        </table:table-row>
      </table:table>
      <table:table table:name="MMFOODS-22652" table:style-name="ta1">
        <table:table-column table:style-name="co27" table:default-cell-style-name="ce91"/>
        <table:table-column table:style-name="co29" table:default-cell-style-name="ce91"/>
        <table:table-column table:style-name="co8" table:default-cell-style-name="ce91"/>
        <table:table-column table:style-name="co4" table:visibility="collapse" table:number-columns-repeated="8" table:default-cell-style-name="ce91"/>
        <table:table-column table:style-name="co9" table:default-cell-style-name="ce94"/>
        <table:table-row table:style-name="ro1">
          <table:table-cell table:style-name="ce14" office:value-type="string" calcext:value-type="string">
            <text:p>Material</text:p>
          </table:table-cell>
          <table:table-cell table:style-name="ce6" office:value-type="string" calcext:value-type="string">
            <text:p>TxtBreveMaterial</text:p>
          </table:table-cell>
          <table:table-cell table:style-name="ce6" office:value-type="string" calcext:value-type="string">
            <text:p>Quantidade</text:p>
          </table:table-cell>
          <table:table-cell table:style-name="ce6" table:number-columns-repeated="8"/>
          <table:table-cell table:style-name="ce11" office:value-type="string" calcext:value-type="string">
            <text:p>centro</text:p>
          </table:table-cell>
        </table:table-row>
        <table:table-row table:style-name="ro1">
          <table:table-cell office:value-type="float" office:value="10000022005" calcext:value-type="float">
            <text:p>10000022005</text:p>
          </table:table-cell>
          <table:table-cell office:value-type="string" calcext:value-type="string">
            <text:p>PAO BAGUETE CONG RECH CALABRESA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82" office:value-type="float" office:value="10000022001" calcext:value-type="float">
            <text:p>10000022001</text:p>
          </table:table-cell>
          <table:table-cell table:style-name="ce82" office:value-type="string" calcext:value-type="string">
            <text:p>PAO BAGUETE CONG RECH FRANG REQUE</text:p>
          </table:table-cell>
          <table:table-cell table:style-name="ce82" table:number-columns-repeated="9"/>
          <table:table-cell table:style-name="ce93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22007" calcext:value-type="float">
            <text:p>10000022007</text:p>
          </table:table-cell>
          <table:table-cell office:value-type="string" calcext:value-type="string">
            <text:p>PAO BAGUETE CONG RECH PRESUN QUEIJO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</table:table>
      <table:table table:name="NORAC-24745" table:style-name="ta1">
        <table:table-column table:style-name="co27" table:default-cell-style-name="ce82"/>
        <table:table-column table:style-name="co30" table:default-cell-style-name="ce82"/>
        <table:table-column table:style-name="co8" table:default-cell-style-name="ce82"/>
        <table:table-column table:style-name="co4" table:visibility="collapse" table:number-columns-repeated="8" table:default-cell-style-name="ce82"/>
        <table:table-column table:style-name="co9" table:default-cell-style-name="ce93"/>
        <table:table-row table:style-name="ro1">
          <table:table-cell table:style-name="ce14" office:value-type="string" calcext:value-type="string">
            <text:p>Material</text:p>
          </table:table-cell>
          <table:table-cell table:style-name="ce6" office:value-type="string" calcext:value-type="string">
            <text:p>TxtBreveMaterial</text:p>
          </table:table-cell>
          <table:table-cell table:style-name="ce6" office:value-type="string" calcext:value-type="string">
            <text:p>Quantidade</text:p>
          </table:table-cell>
          <table:table-cell table:style-name="ce6" table:number-columns-repeated="8"/>
          <table:table-cell table:style-name="ce11" office:value-type="string" calcext:value-type="string">
            <text:p>centro</text:p>
          </table:table-cell>
        </table:table-row>
        <table:table-row table:style-name="ro1">
          <table:table-cell office:value-type="float" office:value="10000021604" calcext:value-type="float">
            <text:p>10000021604</text:p>
          </table:table-cell>
          <table:table-cell office:value-type="string" calcext:value-type="string">
            <text:p>CREPE RECH PADERRI CHOCOLATE 192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91" office:value-type="float" office:value="10000021611" calcext:value-type="float">
            <text:p>10000021611</text:p>
          </table:table-cell>
          <table:table-cell table:style-name="ce91" office:value-type="string" calcext:value-type="string">
            <text:p>MADELEINE PADERRI LONGA ACUCAR 2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13325" calcext:value-type="float">
            <text:p>10000013325</text:p>
          </table:table-cell>
          <table:table-cell office:value-type="string" calcext:value-type="string">
            <text:p>MADELEINE PADERRI LONGA CHOCOLATE 2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91" office:value-type="float" office:value="10000021609" calcext:value-type="float">
            <text:p>10000021609</text:p>
          </table:table-cell>
          <table:table-cell table:style-name="ce91" office:value-type="string" calcext:value-type="string">
            <text:p>MADELEINE PADERRI TRAD NATURAL 200G</text:p>
          </table:table-cell>
          <table:table-cell table:style-name="ce91" table:number-columns-repeated="9"/>
          <table:table-cell table:style-name="ce94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0000021669" calcext:value-type="float">
            <text:p>10000021669</text:p>
          </table:table-cell>
          <table:table-cell office:value-type="string" calcext:value-type="string">
            <text:p>PAO LEITE PADERRI 28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</table:table>
      <table:table table:name="XANDO-11672" table:style-name="ta1">
        <table:table-column table:style-name="co27" table:default-cell-style-name="ce101"/>
        <table:table-column table:style-name="co31" table:default-cell-style-name="ce101"/>
        <table:table-column table:style-name="co32" table:default-cell-style-name="ce101"/>
        <table:table-column table:style-name="co4" table:visibility="collapse" table:number-columns-repeated="8" table:default-cell-style-name="ce101"/>
        <table:table-column table:style-name="co33" table:default-cell-style-name="ce105"/>
        <table:table-row table:style-name="ro1">
          <table:table-cell table:style-name="ce40" office:value-type="string" calcext:value-type="string">
            <text:p>Material</text:p>
          </table:table-cell>
          <table:table-cell table:style-name="ce41" office:value-type="string" calcext:value-type="string">
            <text:p>TxtBreveMaterial</text:p>
          </table:table-cell>
          <table:table-cell table:style-name="ce41" office:value-type="string" calcext:value-type="string">
            <text:p>Quantidade</text:p>
          </table:table-cell>
          <table:table-cell table:style-name="ce41" table:number-columns-repeated="8"/>
          <table:table-cell table:style-name="ce42" office:value-type="string" calcext:value-type="string">
            <text:p>centro</text:p>
          </table:table-cell>
        </table:table-row>
        <table:table-row table:style-name="ro9">
          <table:table-cell office:value-type="float" office:value="10000018248" calcext:value-type="float">
            <text:p>10000018248</text:p>
          </table:table-cell>
          <table:table-cell office:value-type="string" calcext:value-type="string">
            <text:p>CREME LEITE XANDO PASTEURIZADO 300G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9">
          <table:table-cell table:style-name="ce102" office:value-type="float" office:value="10000019255" calcext:value-type="float">
            <text:p>10000019255</text:p>
          </table:table-cell>
          <table:table-cell table:style-name="ce102" office:value-type="string" calcext:value-type="string">
            <text:p>LEITE INT TPO A RICO 1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9">
          <table:table-cell office:value-type="float" office:value="10000019249" calcext:value-type="float">
            <text:p>10000019249</text:p>
          </table:table-cell>
          <table:table-cell office:value-type="string" calcext:value-type="string">
            <text:p>LEITE INT TPO A XANDO GF 1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9">
          <table:table-cell table:style-name="ce102" office:value-type="float" office:value="10000019244" calcext:value-type="float">
            <text:p>10000019244</text:p>
          </table:table-cell>
          <table:table-cell table:style-name="ce102" office:value-type="string" calcext:value-type="string">
            <text:p>LEITE TIPO A DESN XANDO GF 1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9">
          <table:table-cell office:value-type="float" office:value="10000019238" calcext:value-type="float">
            <text:p>10000019238</text:p>
          </table:table-cell>
          <table:table-cell office:value-type="string" calcext:value-type="string">
            <text:p>LEITE TIPO A SEMI ZR LAC XANDO 1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9">
          <table:table-cell table:style-name="ce102" office:value-type="float" office:value="10000019234" calcext:value-type="float">
            <text:p>10000019234</text:p>
          </table:table-cell>
          <table:table-cell table:style-name="ce102" office:value-type="string" calcext:value-type="string">
            <text:p>LEITE TIPO A SEMIDESN XANDO GF 1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9">
          <table:table-cell office:value-type="float" office:value="10000013205" calcext:value-type="float">
            <text:p>10000013205</text:p>
          </table:table-cell>
          <table:table-cell office:value-type="string" calcext:value-type="string">
            <text:p>SUCO INT XANDO LARANJA 90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9">
          <table:table-cell table:style-name="ce102" office:value-type="float" office:value="10000019960" calcext:value-type="float">
            <text:p>10000019960</text:p>
          </table:table-cell>
          <table:table-cell table:style-name="ce102" office:value-type="string" calcext:value-type="string">
            <text:p>SUCO INT XANDO LARANJA CENOU GENG 9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9">
          <table:table-cell office:value-type="float" office:value="10000019935" calcext:value-type="float">
            <text:p>10000019935</text:p>
          </table:table-cell>
          <table:table-cell office:value-type="string" calcext:value-type="string">
            <text:p>SUCO INT XANDO LARANJA NATURAL 30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9">
          <table:table-cell table:style-name="ce102" office:value-type="float" office:value="10000019922" calcext:value-type="float">
            <text:p>10000019922</text:p>
          </table:table-cell>
          <table:table-cell table:style-name="ce102" office:value-type="string" calcext:value-type="string">
            <text:p>SUCO INT XANDO LARANJA S ACUCAR 3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9">
          <table:table-cell office:value-type="float" office:value="10000013213" calcext:value-type="float">
            <text:p>10000013213</text:p>
          </table:table-cell>
          <table:table-cell office:value-type="string" calcext:value-type="string">
            <text:p>SUCO INT XANDO TANGERINA 90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9">
          <table:table-cell table:style-name="ce102" office:value-type="float" office:value="10000019949" calcext:value-type="float">
            <text:p>10000019949</text:p>
          </table:table-cell>
          <table:table-cell table:style-name="ce102" office:value-type="string" calcext:value-type="string">
            <text:p>SUCO INT ZR ACUCAR XANDO MACA 3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9">
          <table:table-cell office:value-type="float" office:value="10000019947" calcext:value-type="float">
            <text:p>10000019947</text:p>
          </table:table-cell>
          <table:table-cell office:value-type="string" calcext:value-type="string">
            <text:p>SUCO INT ZR ACUCAR XANDO MACA 90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9">
          <table:table-cell table:style-name="ce102" office:value-type="float" office:value="10000013204" calcext:value-type="float">
            <text:p>10000013204</text:p>
          </table:table-cell>
          <table:table-cell table:style-name="ce102" office:value-type="string" calcext:value-type="string">
            <text:p>SUCO SEM ACUCAR XANDO LARANJA GF 1 5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9">
          <table:table-cell office:value-type="float" office:value="10000019968" calcext:value-type="float">
            <text:p>10000019968</text:p>
          </table:table-cell>
          <table:table-cell office:value-type="string" calcext:value-type="string">
            <text:p>SUCO SEM ACUCAR XANDO UVA 1 5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9">
          <table:table-cell table:style-name="ce102" office:value-type="float" office:value="10000019943" calcext:value-type="float">
            <text:p>10000019943</text:p>
          </table:table-cell>
          <table:table-cell table:style-name="ce102" office:value-type="string" calcext:value-type="string">
            <text:p>SUCO XANDO LIMONADA SICILIANA 3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9">
          <table:table-cell office:value-type="float" office:value="10000019941" calcext:value-type="float">
            <text:p>10000019941</text:p>
          </table:table-cell>
          <table:table-cell office:value-type="string" calcext:value-type="string">
            <text:p>SUCO XANDO LIMONADA SICILIANA 90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  <table:table-row table:style-name="ro9">
          <table:table-cell table:style-name="ce102" office:value-type="float" office:value="10000019979" calcext:value-type="float">
            <text:p>10000019979</text:p>
          </table:table-cell>
          <table:table-cell table:style-name="ce102" office:value-type="string" calcext:value-type="string">
            <text:p>SUCO ZR ACUCAR XANDO UVA 300ML</text:p>
          </table:table-cell>
          <table:table-cell table:style-name="ce102" table:number-columns-repeated="9"/>
          <table:table-cell table:style-name="ce106" office:value-type="float" office:value="1003" calcext:value-type="float">
            <text:p>1003</text:p>
          </table:table-cell>
        </table:table-row>
        <table:table-row table:style-name="ro9">
          <table:table-cell office:value-type="float" office:value="10000019973" calcext:value-type="float">
            <text:p>10000019973</text:p>
          </table:table-cell>
          <table:table-cell office:value-type="string" calcext:value-type="string">
            <text:p>SUCO ZR ACUCAR XANDO UVA 900ML</text:p>
          </table:table-cell>
          <table:table-cell table:number-columns-repeated="9"/>
          <table:table-cell office:value-type="float" office:value="1003" calcext:value-type="float">
            <text:p>1003</text:p>
          </table:table-cell>
        </table:table-row>
      </table:table>
      <table:table table:name="gimbaped." table:style-name="ta1">
        <table:table-column table:style-name="co34" table:visibility="collapse" table:default-cell-style-name="Default"/>
        <table:table-column table:style-name="co4" table:visibility="collapse" table:default-cell-style-name="Default"/>
        <table:table-column table:style-name="co4" table:default-cell-style-name="ce122"/>
        <table:table-column table:style-name="co4" table:visibility="collapse" table:default-cell-style-name="ce91"/>
        <table:table-column table:style-name="co4" table:default-cell-style-name="ce123"/>
        <table:table-column table:style-name="co4" table:visibility="collapse" table:default-cell-style-name="ce125"/>
        <table:table-column table:style-name="co4" table:visibility="collapse" table:default-cell-style-name="ce91"/>
        <table:table-column table:style-name="co4" table:visibility="collapse" table:default-cell-style-name="ce127"/>
        <table:table-column table:style-name="co4" table:default-cell-style-name="ce128"/>
        <table:table-column table:style-name="co4" table:visibility="collapse" table:number-columns-repeated="4" table:default-cell-style-name="ce91"/>
        <table:table-column table:style-name="co4" table:default-cell-style-name="ce94"/>
        <table:table-row table:style-name="ro1">
          <table:table-cell table:style-name="ce10" office:value-type="string" calcext:value-type="string">
            <text:p>Letra</text:p>
          </table:table-cell>
          <table:table-cell table:style-name="ce10"/>
          <table:table-cell table:style-name="ce10" office:value-type="string" calcext:value-type="string">
            <text:p>Material</text:p>
          </table:table-cell>
          <table:table-cell table:style-name="ce4" office:value-type="string" calcext:value-type="string">
            <text:p>TxtBreveMaterial</text:p>
          </table:table-cell>
          <table:table-cell table:style-name="ce4" office:value-type="string" calcext:value-type="string">
            <text:p>Quantidade</text:p>
          </table:table-cell>
          <table:table-cell table:style-name="ce4" table:number-columns-repeated="2"/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Preço</text:p>
          </table:table-cell>
          <table:table-cell table:style-name="ce4" table:number-columns-repeated="4"/>
          <table:table-cell table:style-name="ce7" office:value-type="string" calcext:value-type="string">
            <text:p>centro</text:p>
          </table:table-cell>
        </table:table-row>
        <table:table-row table:style-name="ro10">
          <table:table-cell office:value-type="string" calcext:value-type="string">
            <text:p>k</text:p>
          </table:table-cell>
          <table:table-cell/>
          <table:table-cell office:value-type="float" office:value="400002945" calcext:value-type="float">
            <text:p>40000294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5" calcext:value-type="float">
            <text:p>25,00</text:p>
          </table:table-cell>
          <table:table-cell table:number-columns-repeated="4"/>
          <table:table-cell office:value-type="float" office:value="1003" calcext:value-type="float">
            <text:p>1003</text:p>
          </table:table-cell>
        </table:table-row>
        <table:table-row table:style-name="ro10">
          <table:table-cell office:value-type="string" calcext:value-type="string">
            <text:p>k</text:p>
          </table:table-cell>
          <table:table-cell/>
          <table:table-cell office:value-type="float" office:value="400005028" calcext:value-type="float">
            <text:p>400005028</text:p>
          </table:table-cell>
          <table:table-cell table:style-name="ce82"/>
          <table:table-cell office:value-type="float" office:value="1" calcext:value-type="float">
            <text:p>1</text:p>
          </table:table-cell>
          <table:table-cell table:style-name="ce126"/>
          <table:table-cell table:style-name="ce82"/>
          <table:table-cell/>
          <table:table-cell table:style-name="ce129" office:value-type="float" office:value="1.71" calcext:value-type="float">
            <text:p>1,71</text:p>
          </table:table-cell>
          <table:table-cell table:style-name="ce82" table:number-columns-repeated="4"/>
          <table:table-cell table:style-name="ce93" office:value-type="float" office:value="1003" calcext:value-type="float">
            <text:p>1003</text:p>
          </table:table-cell>
        </table:table-row>
        <table:table-row table:style-name="ro10">
          <table:table-cell office:value-type="string" calcext:value-type="string">
            <text:p>k</text:p>
          </table:table-cell>
          <table:table-cell/>
          <table:table-cell office:value-type="float" office:value="400003492" calcext:value-type="float">
            <text:p>4000034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9.69" calcext:value-type="float">
            <text:p>29,69</text:p>
          </table:table-cell>
          <table:table-cell table:number-columns-repeated="4"/>
          <table:table-cell office:value-type="float" office:value="1003" calcext:value-type="float">
            <text:p>1003</text:p>
          </table:table-cell>
        </table:table-row>
        <table:table-row table:style-name="ro10">
          <table:table-cell office:value-type="string" calcext:value-type="string">
            <text:p>k</text:p>
          </table:table-cell>
          <table:table-cell/>
          <table:table-cell office:value-type="float" office:value="400004997" calcext:value-type="float">
            <text:p>400004997</text:p>
          </table:table-cell>
          <table:table-cell table:style-name="ce82"/>
          <table:table-cell office:value-type="float" office:value="1" calcext:value-type="float">
            <text:p>1</text:p>
          </table:table-cell>
          <table:table-cell table:style-name="ce126"/>
          <table:table-cell table:style-name="ce82"/>
          <table:table-cell/>
          <table:table-cell table:style-name="ce129" office:value-type="float" office:value="3.15" calcext:value-type="float">
            <text:p>3,15</text:p>
          </table:table-cell>
          <table:table-cell table:style-name="ce82" table:number-columns-repeated="4"/>
          <table:table-cell table:style-name="ce93" office:value-type="float" office:value="1003" calcext:value-type="float">
            <text:p>1003</text:p>
          </table:table-cell>
        </table:table-row>
        <table:table-row table:style-name="ro10">
          <table:table-cell office:value-type="string" calcext:value-type="string">
            <text:p>k</text:p>
          </table:table-cell>
          <table:table-cell/>
          <table:table-cell office:value-type="float" office:value="400005054" calcext:value-type="float">
            <text:p>400005054</text:p>
          </table:table-cell>
          <table:table-cell/>
          <table:table-cell table:style-name="ce124" office:value-type="float" office:value="1" calcext:value-type="float">
            <text:p>1</text:p>
          </table:table-cell>
          <table:table-cell table:number-columns-repeated="3"/>
          <table:table-cell office:value-type="float" office:value="26.58" calcext:value-type="float">
            <text:p>26,58</text:p>
          </table:table-cell>
          <table:table-cell table:number-columns-repeated="4"/>
          <table:table-cell office:value-type="float" office:value="1003" calcext:value-type="float">
            <text:p>1003</text:p>
          </table:table-cell>
        </table:table-row>
        <table:table-row table:style-name="ro10">
          <table:table-cell office:value-type="string" calcext:value-type="string">
            <text:p>k</text:p>
          </table:table-cell>
          <table:table-cell/>
          <table:table-cell office:value-type="float" office:value="400002953" calcext:value-type="float">
            <text:p>400002953</text:p>
          </table:table-cell>
          <table:table-cell table:style-name="ce82"/>
          <table:table-cell office:value-type="float" office:value="1" calcext:value-type="float">
            <text:p>1</text:p>
          </table:table-cell>
          <table:table-cell/>
          <table:table-cell table:style-name="ce82"/>
          <table:table-cell/>
          <table:table-cell office:value-type="float" office:value="7.79" calcext:value-type="float">
            <text:p>7,79</text:p>
          </table:table-cell>
          <table:table-cell table:style-name="ce82" table:number-columns-repeated="4"/>
          <table:table-cell table:style-name="ce93" office:value-type="float" office:value="1003" calcext:value-type="float">
            <text:p>1003</text:p>
          </table:table-cell>
        </table:table-row>
        <table:table-row table:style-name="ro10">
          <table:table-cell office:value-type="string" calcext:value-type="string">
            <text:p>k</text:p>
          </table:table-cell>
          <table:table-cell/>
          <table:table-cell office:value-type="float" office:value="400002954" calcext:value-type="float">
            <text:p>4000029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.09" calcext:value-type="float">
            <text:p>8,09</text:p>
          </table:table-cell>
          <table:table-cell table:number-columns-repeated="4"/>
          <table:table-cell office:value-type="float" office:value="1003" calcext:value-type="float">
            <text:p>1003</text:p>
          </table:table-cell>
        </table:table-row>
        <table:table-row table:style-name="ro10">
          <table:table-cell office:value-type="string" calcext:value-type="string">
            <text:p>k</text:p>
          </table:table-cell>
          <table:table-cell/>
          <table:table-cell office:value-type="float" office:value="400003323" calcext:value-type="float">
            <text:p>400003323</text:p>
          </table:table-cell>
          <table:table-cell table:style-name="ce82"/>
          <table:table-cell office:value-type="float" office:value="1" calcext:value-type="float">
            <text:p>1</text:p>
          </table:table-cell>
          <table:table-cell/>
          <table:table-cell table:style-name="ce82"/>
          <table:table-cell/>
          <table:table-cell office:value-type="float" office:value="8.09" calcext:value-type="float">
            <text:p>8,09</text:p>
          </table:table-cell>
          <table:table-cell table:style-name="ce82" table:number-columns-repeated="4"/>
          <table:table-cell table:style-name="ce93" office:value-type="float" office:value="1003" calcext:value-type="float">
            <text:p>1003</text:p>
          </table:table-cell>
        </table:table-row>
        <table:table-row table:style-name="ro10">
          <table:table-cell office:value-type="string" calcext:value-type="string">
            <text:p>k</text:p>
          </table:table-cell>
          <table:table-cell/>
          <table:table-cell office:value-type="float" office:value="400003329" calcext:value-type="float">
            <text:p>4000033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.09" calcext:value-type="float">
            <text:p>8,09</text:p>
          </table:table-cell>
          <table:table-cell table:number-columns-repeated="4"/>
          <table:table-cell office:value-type="float" office:value="1003" calcext:value-type="float">
            <text:p>1003</text:p>
          </table:table-cell>
        </table:table-row>
        <table:table-row table:style-name="ro10">
          <table:table-cell office:value-type="string" calcext:value-type="string">
            <text:p>k</text:p>
          </table:table-cell>
          <table:table-cell/>
          <table:table-cell office:value-type="float" office:value="400005013" calcext:value-type="float">
            <text:p>400005013</text:p>
          </table:table-cell>
          <table:table-cell table:style-name="ce82"/>
          <table:table-cell office:value-type="float" office:value="4" calcext:value-type="float">
            <text:p>4</text:p>
          </table:table-cell>
          <table:table-cell table:style-name="ce126"/>
          <table:table-cell table:style-name="ce82"/>
          <table:table-cell/>
          <table:table-cell table:style-name="ce129" office:value-type="float" office:value="1.71" calcext:value-type="float">
            <text:p>1,71</text:p>
          </table:table-cell>
          <table:table-cell table:style-name="ce82" table:number-columns-repeated="4"/>
          <table:table-cell table:style-name="ce93" office:value-type="float" office:value="1003" calcext:value-type="float">
            <text:p>1003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/>
          <table:table-cell table:style-name="Default" table:number-columns-repeated="12"/>
        </table:table-row>
      </table:table>
      <table:table table:name="biscoito-11747" table:style-name="ta1">
        <table:table-column table:style-name="co35" table:default-cell-style-name="ce98"/>
        <table:table-column table:style-name="co20" table:default-cell-style-name="Default"/>
        <table:table-column table:style-name="co8" table:default-cell-style-name="Default"/>
        <table:table-column table:style-name="co4" table:visibility="collapse" table:number-columns-repeated="8" table:default-cell-style-name="Default"/>
        <table:table-column table:style-name="co9" table:default-cell-style-name="Default"/>
        <table:table-column table:style-name="co4" table:number-columns-repeated="1010" table:default-cell-style-name="Default"/>
        <table:table-row table:style-name="ro2">
          <table:table-cell table:style-name="ce2" office:value-type="string" calcext:value-type="string">
            <text:p>Material</text:p>
          </table:table-cell>
          <table:table-cell table:style-name="ce6" office:value-type="string" calcext:value-type="string">
            <text:p>TxtBreveMaterial</text:p>
          </table:table-cell>
          <table:table-cell table:style-name="ce6" office:value-type="string" calcext:value-type="string">
            <text:p>Quantidade</text:p>
          </table:table-cell>
          <table:table-cell table:style-name="ce6" table:number-columns-repeated="8"/>
          <table:table-cell table:style-name="ce11" office:value-type="string" calcext:value-type="string">
            <text:p>centro</text:p>
          </table:table-cell>
          <table:table-cell table:number-columns-repeated="1010"/>
        </table:table-row>
        <table:table-row table:style-name="ro2">
          <table:table-cell table:style-name="ce79" office:value-type="string" calcext:value-type="string">
            <text:p>10000043936</text:p>
          </table:table-cell>
          <table:table-cell table:style-name="ce82" office:value-type="string" calcext:value-type="string">
            <text:p>BISC AGUA PANCO 200G</text:p>
          </table:table-cell>
          <table:table-cell table:style-name="ce82" office:value-type="float" office:value="128" calcext:value-type="float">
            <text:p>128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80" office:value-type="string" calcext:value-type="string">
            <text:p>10000044445</text:p>
          </table:table-cell>
          <table:table-cell table:style-name="ce91" office:value-type="string" calcext:value-type="string">
            <text:p>BISC C CRACKER PANCO INT 200G</text:p>
          </table:table-cell>
          <table:table-cell table:style-name="ce91" office:value-type="float" office:value="128" calcext:value-type="float">
            <text:p>128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79" office:value-type="string" calcext:value-type="string">
            <text:p>10000044302</text:p>
          </table:table-cell>
          <table:table-cell table:style-name="ce82" office:value-type="string" calcext:value-type="string">
            <text:p>BISC COOKIE PANCO 500G</text:p>
          </table:table-cell>
          <table:table-cell table:style-name="ce82" office:value-type="float" office:value="72" calcext:value-type="float">
            <text:p>72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80" office:value-type="string" calcext:value-type="string">
            <text:p>10000044860</text:p>
          </table:table-cell>
          <table:table-cell table:style-name="ce91" office:value-type="string" calcext:value-type="string">
            <text:p>BISC DOCE PANCO CHOCOLATE 200G</text:p>
          </table:table-cell>
          <table:table-cell table:style-name="ce91" office:value-type="float" office:value="120" calcext:value-type="float">
            <text:p>120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79" office:value-type="string" calcext:value-type="string">
            <text:p>10000044545</text:p>
          </table:table-cell>
          <table:table-cell table:style-name="ce82" office:value-type="string" calcext:value-type="string">
            <text:p>BISC MAIZENA PANCO 200G</text:p>
          </table:table-cell>
          <table:table-cell table:style-name="ce82" office:value-type="float" office:value="160" calcext:value-type="float">
            <text:p>160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80" office:value-type="string" calcext:value-type="string">
            <text:p>10000044529</text:p>
          </table:table-cell>
          <table:table-cell table:style-name="ce91" office:value-type="string" calcext:value-type="string">
            <text:p>BISC MAIZENA PANCO LEITE 200G</text:p>
          </table:table-cell>
          <table:table-cell table:style-name="ce91" office:value-type="float" office:value="128" calcext:value-type="float">
            <text:p>128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79" office:value-type="string" calcext:value-type="string">
            <text:p>10000044553</text:p>
          </table:table-cell>
          <table:table-cell table:style-name="ce82" office:value-type="string" calcext:value-type="string">
            <text:p>BISC MARIA PANCO 400G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80" office:value-type="string" calcext:value-type="string">
            <text:p>10000044759</text:p>
          </table:table-cell>
          <table:table-cell table:style-name="ce91" office:value-type="string" calcext:value-type="string">
            <text:p>BISC PANCO DROP 500G</text:p>
          </table:table-cell>
          <table:table-cell table:style-name="ce91" office:value-type="float" office:value="90" calcext:value-type="float">
            <text:p>90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79" office:value-type="float" office:value="10000044759" calcext:value-type="float">
            <text:p>10000044759</text:p>
          </table:table-cell>
          <table:table-cell table:style-name="ce82" office:value-type="string" calcext:value-type="string">
            <text:p>BISC PANCO DROP 500G</text:p>
          </table:table-cell>
          <table:table-cell table:style-name="ce82" office:value-type="float" office:value="54" calcext:value-type="float">
            <text:p>54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80" office:value-type="string" calcext:value-type="string">
            <text:p>10000044555</text:p>
          </table:table-cell>
          <table:table-cell table:style-name="ce91" office:value-type="string" calcext:value-type="string">
            <text:p>BISC PANCO MARIA 200G</text:p>
          </table:table-cell>
          <table:table-cell table:style-name="ce91" office:value-type="float" office:value="224" calcext:value-type="float">
            <text:p>224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79" office:value-type="string" calcext:value-type="string">
            <text:p>10000044751</text:p>
          </table:table-cell>
          <table:table-cell table:style-name="ce82" office:value-type="string" calcext:value-type="string">
            <text:p>BISC ROSQUINHA PANCO MILHO VER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80" office:value-type="float" office:value="10000044751" calcext:value-type="float">
            <text:p>10000044751</text:p>
          </table:table-cell>
          <table:table-cell table:style-name="ce91" office:value-type="string" calcext:value-type="string">
            <text:p>BISC ROSQUINHA PANCO MILHO VERDE 500G</text:p>
          </table:table-cell>
          <table:table-cell table:style-name="ce91" office:value-type="float" office:value="54" calcext:value-type="float">
            <text:p>54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79" office:value-type="string" calcext:value-type="string">
            <text:p>10000043985</text:p>
          </table:table-cell>
          <table:table-cell table:style-name="ce82" office:value-type="string" calcext:value-type="string">
            <text:p>BISC SALG PANCO DELICIOSOS 500</text:p>
          </table:table-cell>
          <table:table-cell table:style-name="ce82" office:value-type="float" office:value="126" calcext:value-type="float">
            <text:p>126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80" office:value-type="string" calcext:value-type="string">
            <text:p>10000043989</text:p>
          </table:table-cell>
          <table:table-cell table:style-name="ce91" office:value-type="string" calcext:value-type="string">
            <text:p>BISC SALG PANCO WIND 500G</text:p>
          </table:table-cell>
          <table:table-cell table:style-name="ce91" office:value-type="float" office:value="72" calcext:value-type="float">
            <text:p>72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79" office:value-type="string" calcext:value-type="string">
            <text:p>10000044763</text:p>
          </table:table-cell>
          <table:table-cell table:style-name="ce82" office:value-type="string" calcext:value-type="string">
            <text:p>BISC SEQUILHOS PANCO 500G</text:p>
          </table:table-cell>
          <table:table-cell table:style-name="ce82" office:value-type="float" office:value="126" calcext:value-type="float">
            <text:p>126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80" office:value-type="string" calcext:value-type="string">
            <text:p>10000044757</text:p>
          </table:table-cell>
          <table:table-cell table:style-name="ce91" office:value-type="string" calcext:value-type="string">
            <text:p>BISC SORTIDOS TICA DOCE 500G</text:p>
          </table:table-cell>
          <table:table-cell table:style-name="ce91" office:value-type="float" office:value="90" calcext:value-type="float">
            <text:p>90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style-name="ce121" table:number-columns-repeated="1010"/>
        </table:table-row>
        <table:table-row table:style-name="ro2">
          <table:table-cell table:style-name="ce79" office:value-type="string" calcext:value-type="string">
            <text:p>10000044362</text:p>
          </table:table-cell>
          <table:table-cell table:style-name="ce82" office:value-type="string" calcext:value-type="string">
            <text:p>BISC SUBLIM CRACKER PANCO SODA</text:p>
          </table:table-cell>
          <table:table-cell table:style-name="ce82" office:value-type="float" office:value="60" calcext:value-type="float">
            <text:p>60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80" office:value-type="string" calcext:value-type="string">
            <text:p>10000001684001</text:p>
          </table:table-cell>
          <table:table-cell table:style-name="ce91" office:value-type="string" calcext:value-type="string">
            <text:p>BISC WAF PANCO CHOCOLATE 140G</text:p>
          </table:table-cell>
          <table:table-cell table:style-name="ce91" office:value-type="float" office:value="160" calcext:value-type="float">
            <text:p>160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79" office:value-type="string" calcext:value-type="string">
            <text:p>10000001684002</text:p>
          </table:table-cell>
          <table:table-cell table:style-name="ce82" office:value-type="string" calcext:value-type="string">
            <text:p>BISC WAF PANCO LIMAO 140G</text:p>
          </table:table-cell>
          <table:table-cell table:style-name="ce82" office:value-type="float" office:value="160" calcext:value-type="float">
            <text:p>160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80" office:value-type="string" calcext:value-type="string">
            <text:p>10000001684003</text:p>
          </table:table-cell>
          <table:table-cell table:style-name="ce91" office:value-type="string" calcext:value-type="string">
            <text:p>BISC WAF PANCO MORANGO 140G</text:p>
          </table:table-cell>
          <table:table-cell table:style-name="ce91" office:value-type="float" office:value="160" calcext:value-type="float">
            <text:p>160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79" office:value-type="string" calcext:value-type="string">
            <text:p>10000046645</text:p>
          </table:table-cell>
          <table:table-cell table:style-name="ce82" office:value-type="string" calcext:value-type="string">
            <text:p>PAO DE MEL PANCO 500G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80" office:value-type="string" calcext:value-type="string">
            <text:p>10000046646</text:p>
          </table:table-cell>
          <table:table-cell table:style-name="ce91" office:value-type="string" calcext:value-type="string">
            <text:p>PAO DE MEL PANCO COB 200G</text:p>
          </table:table-cell>
          <table:table-cell table:style-name="ce91" office:value-type="float" office:value="120" calcext:value-type="float">
            <text:p>120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79" office:value-type="string" calcext:value-type="string">
            <text:p>10000044714</text:p>
          </table:table-cell>
          <table:table-cell table:style-name="ce82" office:value-type="string" calcext:value-type="string">
            <text:p>ROSQUINHA PANCO CHOCOLATE 500G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80" office:value-type="string" calcext:value-type="string">
            <text:p>10000044731</text:p>
          </table:table-cell>
          <table:table-cell table:style-name="ce91" office:value-type="string" calcext:value-type="string">
            <text:p>ROSQUINHA PANCO COCO 500G</text:p>
          </table:table-cell>
          <table:table-cell table:style-name="ce91" office:value-type="float" office:value="900" calcext:value-type="float">
            <text:p>900</text:p>
          </table:table-cell>
          <table:table-cell table:style-name="ce91" table:number-columns-repeated="8"/>
          <table:table-cell table:style-name="ce91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>
          <table:table-cell table:style-name="ce79" office:value-type="string" calcext:value-type="string">
            <text:p>10000044746</text:p>
          </table:table-cell>
          <table:table-cell table:style-name="ce82" office:value-type="string" calcext:value-type="string">
            <text:p>ROSQUINHA PANCO LEITE 500G</text:p>
          </table:table-cell>
          <table:table-cell table:style-name="ce82" office:value-type="float" office:value="72" calcext:value-type="float">
            <text:p>72</text:p>
          </table:table-cell>
          <table:table-cell table:style-name="ce82" table:number-columns-repeated="8"/>
          <table:table-cell table:style-name="ce82" office:value-type="float" office:value="1003" calcext:value-type="float">
            <text:p>1003</text:p>
          </table:table-cell>
          <table:table-cell table:number-columns-repeated="1010"/>
        </table:table-row>
        <table:table-row table:style-name="ro2" table:number-rows-repeated="104854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'multiEBD-10876'.A1:'multiEBD-10876'.L37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'EBD-miojo10876'.A1:'EBD-miojo10876'.L38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'KIM-17791'.A1:'KIM-17791'.L25" table:display-filter-buttons="true">
          <table:sort>
            <table:sort-by table:field-number="1" table:data-type="automatic"/>
          </table:sort>
        </table:database-range>
        <table:database-range table:name="__Anonymous_Sheet_DB__4" table:target-range-address="'BIMBO-31070'.A1:'BIMBO-31070'.L55" table:display-filter-buttons="true">
          <table:sort>
            <table:sort-by table:field-number="2" table:data-type="automatic"/>
          </table:sort>
        </table:database-range>
        <table:database-range table:name="__Anonymous_Sheet_DB__5" table:target-range-address="'PANCO-11747'.A1:'PANCO-11747'.L39" table:display-filter-buttons="true">
          <table:sort>
            <table:sort-by table:field-number="1" table:data-type="automatic"/>
          </table:sort>
        </table:database-range>
        <table:database-range table:name="__Anonymous_Sheet_DB__6" table:target-range-address="'Yakult - 12756'.A1:'Yakult - 12756'.L14" table:display-filter-buttons="true">
          <table:sort>
            <table:sort-by table:field-number="1" table:data-type="automatic"/>
          </table:sort>
        </table:database-range>
        <table:database-range table:name="__Anonymous_Sheet_DB__7" table:target-range-address="'WICKBOLD-30968'.A1:'WICKBOLD-30968'.M63" table:display-filter-buttons="true">
          <table:sort>
            <table:sort-by table:field-number="1" table:data-type="automatic"/>
          </table:sort>
        </table:database-range>
        <table:database-range table:name="__Anonymous_Sheet_DB__8" table:target-range-address="'OROSTRATO-13975'.A1:'OROSTRATO-13975'.L4" table:display-filter-buttons="true">
          <table:sort>
            <table:sort-by table:field-number="1" table:data-type="automatic"/>
          </table:sort>
        </table:database-range>
        <table:database-range table:name="__Anonymous_Sheet_DB__9" table:target-range-address="'IATAGAM-20642'.A1:'IATAGAM-20642'.L6" table:display-filter-buttons="true">
          <table:sort>
            <table:sort-by table:field-number="1" table:data-type="automatic"/>
          </table:sort>
        </table:database-range>
        <table:database-range table:name="__Anonymous_Sheet_DB__10" table:target-range-address="'MMFOODS-22652'.A1:'MMFOODS-22652'.L4" table:display-filter-buttons="true">
          <table:sort>
            <table:sort-by table:field-number="1" table:data-type="automatic"/>
          </table:sort>
        </table:database-range>
        <table:database-range table:name="__Anonymous_Sheet_DB__11" table:target-range-address="'NORAC-24745'.A1:'NORAC-24745'.L6" table:display-filter-buttons="true">
          <table:sort>
            <table:sort-by table:field-number="1" table:data-type="automatic"/>
          </table:sort>
        </table:database-range>
        <table:database-range table:name="__Anonymous_Sheet_DB__12" table:target-range-address="'XANDO-11672'.A1:'XANDO-11672'.L20" table:display-filter-buttons="true">
          <table:sort>
            <table:sort-by table:field-number="1" table:data-type="automatic"/>
          </table:sort>
        </table:database-range>
        <table:database-range table:name="__Anonymous_Sheet_DB__14" table:target-range-address="'biscoito-11747'.A1:'biscoito-11747'.L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84P0" style:volatile="true">
      <number:number number:decimal-places="2" number:min-decimal-places="2" number:min-integer-digits="1" number:grouping="true"/>
      <number:text> €</number:text>
    </number:number-style>
    <number:number-style style:name="N18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4P0"/>
    </number:number-style>
    <number:date-style style:name="N120">
      <number:day/>
      <number:text>/</number:text>
      <number:month number:textual="true"/>
      <number:text>/</number:text>
      <number:year/>
    </number:date-style>
    <number:number-style style:name="N176P0" style:volatile="true">
      <number:number number:decimal-places="2" number:min-decimal-places="2" number:min-integer-digits="1" number:grouping="true"/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12P0" style:volatile="true">
      <number:text>R$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8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">
      <number:number number:decimal-places="0" number:min-decimal-places="0" number:min-integer-digits="0"/>
    </number:number-style>
    <number:number-style style:name="N18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 number:textual="true"/>
    </number:date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9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9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3P2" style:volatile="true">
      <number:text> $</number:text>
      <number:fill-character> </number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94P0" style:volatile="true">
      <number:number number:decimal-places="0" number:min-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4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">
      <number:number number:decimal-places="3" number:min-decimal-places="3" number:min-integer-digits="1" number:grouping="true"/>
    </number:number-style>
    <number:number-style style:name="N199">
      <number:number number:decimal-places="1" number:min-decimal-places="1" number:min-integer-digits="1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202P0" style:volatile="true">
      <number:number number:decimal-places="0" number:min-decimal-places="0" number:min-integer-digits="1"/>
      <number:text> </number:text>
    </number:number-style>
    <number:number-style style:name="N202">
      <number:text>-</number:text>
      <number:number number:decimal-places="0" number:min-decimal-places="0" number:min-integer-digits="1"/>
      <number:text> </number:text>
      <style:map style:condition="value()&gt;=0" style:apply-style-name="N202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20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8P2" style:volatile="true">
      <number:text> </number:text>
      <number:fill-character> </number:fill-character>
      <number:text>- €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144P0" style:volatile="true">
      <number:text>Verdadeiro</number:text>
    </number:number-style>
    <number:number-style style:name="N144P1" style:volatile="true">
      <number:text>Verdadei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time-style style:name="N210">
      <number:minutes number:style="long"/>
      <number:text>:</number:text>
      <number:seconds number:style="long"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2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1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15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4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2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date-style style:name="N15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2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2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223P0" style:volatile="true">
      <number:text>R$ </number:text>
      <number:number number:decimal-places="0" number:min-decimal-places="0" number:min-integer-digits="1" number:grouping="true"/>
    </number:number-style>
    <number:number-style style:name="N223">
      <number:text>-R$ </number:text>
      <number:number number:decimal-places="0" number:min-decimal-places="0" number:min-integer-digits="1" number:grouping="true"/>
      <style:map style:condition="value()&gt;=0" style:apply-style-name="N223P0"/>
    </number:number-style>
    <number:number-style style:name="N159P0" style:volatile="true">
      <number:text>Ativar</number:text>
    </number:number-style>
    <number:number-style style:name="N159P1" style:volatile="true">
      <number:text>Ativar</number:text>
    </number:number-style>
    <number:number-style style:name="N159">
      <number:text>Desativar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date-style style:name="N167">
      <number:day/>
      <number:text>/</number:text>
      <number:month/>
      <number:text>/</number:text>
      <number:year number:style="long"/>
    </number:date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R$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number:min-decimal-places="3" number:min-integer-digits="1"/>
    </number:number-style>
    <number:number-style style:name="N173P0" style:volatile="true">
      <number:text>Sim</number:text>
    </number:number-style>
    <number:number-style style:name="N173P1" style:volatile="true">
      <number:text>Sim</number:text>
    </number:number-style>
    <number:number-style style:name="N173">
      <number:text>Nã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number number:decimal-places="0" number:min-decimal-places="0" number:min-integer-digits="1" number:grouping="true"/>
      <number:text> DM</number:text>
    </number:number-style>
    <number:number-style style:name="N17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5P0"/>
    </number:number-style>
    <number:currency-style style:name="N178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8P0"/>
    </number:currency-style>
    <number:number-style style:name="N179">
      <number:number number:decimal-places="0" number:min-decimal-places="0" number:min-integer-digits="4"/>
    </number:number-style>
    <number:number-style style:name="N182P0" style:volatile="true">
      <number:number number:decimal-places="0" number:min-decimal-places="0" number:min-integer-digits="1" number:grouping="true"/>
    </number:number-style>
    <number:number-style style:name="N182">
      <number:text>-</number:text>
      <number:number number:decimal-places="0" number:min-decimal-places="0" number:min-integer-digits="1" number:grouping="true"/>
      <style:map style:condition="value()&gt;=0" style:apply-style-name="N182P0"/>
    </number:number-style>
    <number:number-style style:name="N186P0" style:volatile="true">
      <number:number number:decimal-places="0" number:min-decimal-places="0" number:min-integer-digits="1" number:grouping="true"/>
      <number:text> €</number:text>
    </number:number-style>
    <number:number-style style:name="N18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6P0"/>
    </number:number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time-style style:name="N19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8P0" style:volatile="true">
      <number:number number:decimal-places="2" number:min-decimal-places="2" number:min-integer-digits="1" number:grouping="true"/>
      <number:text> €</number:text>
    </number:number-style>
    <number:number-style style:name="N19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text>R$ </number:text>
      <number:number number:decimal-places="2" number:min-decimal-places="2" number:min-integer-digits="1" number:grouping="true"/>
    </number:number-style>
    <number:number-style style:name="N200">
      <number:text>-R$ </number:text>
      <number:number number:decimal-places="2" number:min-decimal-places="2" number:min-integer-digits="1" number:grouping="true"/>
      <style:map style:condition="value()&gt;=0" style:apply-style-name="N200P0"/>
    </number:number-style>
    <number:number-style style:name="N203">
      <number:number number:decimal-places="4" number:min-decimal-places="4" number:min-integer-digits="1"/>
    </number:number-style>
    <number:number-style style:name="N204">
      <number:number number:decimal-places="5" number:min-decimal-places="5" number:min-integer-digits="1"/>
    </number:number-style>
    <number:number-style style:name="N2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9P0"/>
    </number:number-style>
    <number:time-style style:name="N211">
      <number:hours/>
      <number:text>:</number:text>
      <number:minutes number:style="long"/>
      <number:text> </number:text>
      <number:am-pm/>
    </number:time-style>
    <number:date-style style:name="N212">
      <number:month number:textual="true"/>
      <number:text>/</number:text>
      <number:year/>
    </number:date-style>
    <number:number-style style:name="N215">
      <number:number number:decimal-places="6" number:min-decimal-places="6" number:min-integer-digits="1"/>
    </number:number-style>
    <number:number-style style:name="N220P0" style:volatile="true">
      <number:number number:decimal-places="0" number:min-decimal-places="0" number:min-integer-digits="1" number:grouping="true"/>
      <number:text> </number:text>
    </number:number-style>
    <number:number-style style:name="N2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0P0"/>
    </number:number-style>
    <number:time-style style:name="N222">
      <number:minutes number:style="long"/>
      <number:text>:</number:text>
      <number:seconds number:style="long" number:decimal-places="1"/>
    </number:time-style>
    <number:number-style style:name="N224P0" style:volatile="true">
      <number:number number:decimal-places="0" number:min-decimal-places="0" number:min-integer-digits="1" number:grouping="true"/>
      <number:text> DM</number:text>
    </number:number-style>
    <number:number-style style:name="N22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24P0"/>
    </number:number-style>
    <number:number-style style:name="N226P0" style:volatile="true">
      <number:number number:decimal-places="2" number:min-decimal-places="2" number:min-integer-digits="1" number:grouping="true"/>
      <number:text> DM</number:text>
    </number:number-style>
    <number:number-style style:name="N226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26P0"/>
    </number:number-style>
    <number:number-style style:name="N227P0" style:volatile="true">
      <number:number number:decimal-places="2" number:min-decimal-places="2" number:min-integer-digits="1" number:grouping="true"/>
      <number:text> DM</number:text>
    </number:number-style>
    <number:number-style style:name="N227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27P0"/>
    </number:number-style>
    <number:number-style style:name="N231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31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31P2" style:volatile="true">
      <number:text> </number:text>
      <number:fill-character> </number:fill-character>
      <number:text>- DM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</number:text>
      <number:fill-character> </number:fill-character>
      <number:text>-      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39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3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Heading_20_3" style:display-name="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3T18:20:57.473000000</meta:creation-date>
    <dc:date>2022-11-28T10:50:42.945000000</dc:date>
    <meta:editing-duration>P1DT8H25M57S</meta:editing-duration>
    <meta:editing-cycles>99</meta:editing-cycles>
    <meta:generator>LibreOffice/7.4.0.3$Windows_X86_64 LibreOffice_project/f85e47c08ddd19c015c0114a68350214f7066f5a</meta:generator>
    <meta:print-date>2022-11-11T14:29:47.090000000</meta:print-date>
    <meta:document-statistic meta:table-count="15" meta:cell-count="1238" meta:object-count="0"/>
  </office:meta>
</office:document-meta>
</file>